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entium" svg:font-family="Gentium"/>
    <style:font-face style:name="宋体" svg:font-family="宋体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常规_5f_新发现语言调查表_5f_2_20_31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常规_5f_新发现语言调查表_5f_2_20_42">
      <style:table-cell-properties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常规_5f_新发现语言调查表_5f_2_20_33">
      <style:table-cell-properties fo:background-color="#00ff00" style:diagonal-bl-tr="none" style:diagonal-tl-br="none" fo:border="non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Gent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00ff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00ff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ext-properties style:font-name="Arial1" style:font-name-asian="SimSun" style:font-name-complex="Arial1"/>
    </style:style>
    <style:style style:name="ce28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4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number-columns-repeated="16" table:default-cell-style-name="Default"/>
        <table:table-column table:style-name="co1" table:default-cell-style-name="ce1"/>
        <table:table-column table:style-name="co2" table:number-columns-repeated="996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style-name="ce1" office:value-type="string">
            <text:p>OT</text:p>
          </table:table-cell>
          <table:table-cell table:number-columns-repeated="3" office:value-type="string">
            <text:p>OT</text:p>
          </table:table-cell>
          <table:table-cell office:value-type="string">
            <text:p>Cone</text:p>
          </table:table-cell>
          <table:table-cell table:style-name="ce1" office:value-type="string">
            <text:p>Cone</text:p>
          </table:table-cell>
          <table:table-cell table:number-columns-repeated="2" office:value-type="string">
            <text:p>Cone</text:p>
          </table:table-cell>
          <table:table-cell table:number-columns-repeated="4" table:style-name="ce1" office:value-type="string">
            <text:p>Zhongu</text:p>
          </table:table-cell>
          <table:table-cell table:number-columns-repeated="4" office:value-type="string">
            <text:p>Thebo</text:p>
          </table:table-cell>
          <table:table-cell table:number-columns-repeated="4" office:value-type="string">
            <text:p>Purik</text:p>
          </table:table-cell>
          <table:table-cell table:number-columns-repeated="4" office:value-type="string">
            <text:p>Shigatse</text:p>
          </table:table-cell>
          <table:table-cell office:value-type="float" office:value="0">
            <text:p>0</text:p>
          </table:table-cell>
          <table:table-cell table:number-columns-repeated="996"/>
        </table:table-row>
        <table:table-row table:style-name="ro1">
          <table:table-cell/>
          <table:table-cell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fut</text:p>
          </table:table-cell>
          <table:table-cell office:value-type="string">
            <text:p>imp</text:p>
          </table:table-cell>
          <table:table-cell office:value-type="string">
            <text:p>code</text:p>
          </table:table-cell>
          <table:table-cell office:value-type="string">
            <text:p>prs</text:p>
          </table:table-cell>
          <table:table-cell office:value-type="string">
            <text:p>pst</text:p>
          </table:table-cell>
          <table:table-cell office:value-type="string">
            <text:p>imp</text:p>
          </table:table-cell>
          <table:table-cell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prs</text:p>
          </table:table-cell>
          <table:table-cell table:style-name="ce3" office:value-type="string">
            <text:p>pst</text:p>
          </table:table-cell>
          <table:table-cell table:style-name="ce1" office:value-type="string">
            <text:p>imp</text:p>
          </table:table-cell>
          <table:table-cell table:style-name="ce1" office:value-type="string">
            <text:p>code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to be alive</text:p>
          </table:table-cell>
          <table:table-cell table:style-name="ce2" office:value-type="string">
            <text:p>gson.po</text:p>
          </table:table-cell>
          <table:table-cell table:style-name="ce4"/>
          <table:table-cell table:style-name="ce2" table:number-columns-repeated="3"/>
          <table:table-cell table:style-name="ce5" office:value-type="string">
            <text:p>sɔ¹mbɔ¹</text:p>
          </table:table-cell>
          <table:table-cell table:style-name="ce4"/>
          <table:table-cell table:style-name="ce2"/>
          <table:table-cell table:style-name="ce20" table:number-columns-repeated="17"/>
          <table:table-cell table:style-name="ce2" office:value-type="string">
            <text:p>to be alive</text:p>
          </table:table-cell>
          <table:table-cell table:style-name="ce20" table:number-columns-repeated="996"/>
        </table:table-row>
        <table:table-row table:style-name="ro2">
          <table:table-cell table:style-name="ce2" office:value-type="string">
            <text:p>to bite</text:p>
          </table:table-cell>
          <table:table-cell table:style-name="ce2" office:value-type="string">
            <text:p>za </text:p>
          </table:table-cell>
          <table:table-cell table:style-name="ce4" office:value-type="string">
            <text:p>bzas</text:p>
          </table:table-cell>
          <table:table-cell table:style-name="ce2" table:number-columns-repeated="3"/>
          <table:table-cell table:style-name="ce6" office:value-type="string">
            <text:p>sʰɔ¹ te¹</text:p>
          </table:table-cell>
          <table:table-cell table:style-name="ce4"/>
          <table:table-cell table:style-name="ce2"/>
          <table:table-cell table:style-name="ce20" table:number-columns-repeated="17"/>
          <table:table-cell table:style-name="ce2" office:value-type="string">
            <text:p>to bite</text:p>
          </table:table-cell>
          <table:table-cell table:style-name="ce20" table:number-columns-repeated="996"/>
        </table:table-row>
        <table:table-row table:style-name="ro3">
          <table:table-cell table:style-name="ce2" office:value-type="string">
            <text:p>to blow (of wind)</text:p>
          </table:table-cell>
          <table:table-cell table:style-name="ce2" office:value-type="string">
            <text:p>rluŋ ldaŋ / lhags.pa laŋ</text:p>
          </table:table-cell>
          <table:table-cell table:style-name="ce4"/>
          <table:table-cell table:style-name="ce2" table:number-columns-repeated="3"/>
          <table:table-cell table:style-name="ce7" office:value-type="string">
            <text:p>lʉː¹ tɕɑː²</text:p>
          </table:table-cell>
          <table:table-cell table:style-name="ce4"/>
          <table:table-cell table:style-name="ce2"/>
          <table:table-cell table:style-name="ce20" table:number-columns-repeated="17"/>
          <table:table-cell table:style-name="ce2" office:value-type="string">
            <text:p>to blow (of wind)</text:p>
          </table:table-cell>
          <table:table-cell table:style-name="ce20" table:number-columns-repeated="996"/>
        </table:table-row>
        <table:table-row table:style-name="ro1">
          <table:table-cell office:value-type="string">
            <text:p>to burn [intransitive]</text:p>
          </table:table-cell>
          <table:table-cell office:value-type="string">
            <text:p>ɴtsʰig</text:p>
          </table:table-cell>
          <table:table-cell office:value-type="string">
            <text:p>tsʰig</text:p>
          </table:table-cell>
          <table:table-cell table:number-columns-repeated="2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burn [intransitive]</text:p>
          </table:table-cell>
          <table:table-cell table:number-columns-repeated="996"/>
        </table:table-row>
        <table:table-row table:style-name="ro4">
          <table:table-cell office:value-type="string">
            <text:p>to buy</text:p>
          </table:table-cell>
          <table:table-cell office:value-type="string">
            <text:p>ɲo</text:p>
          </table:table-cell>
          <table:table-cell office:value-type="string">
            <text:p>ɲo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ɲɔ²</text:p>
          </table:table-cell>
          <table:table-cell table:number-columns-repeated="2" table:style-name="ce8" office:value-type="string">
            <text:p><text:s/>ɲɪː²</text:p>
          </table:table-cell>
          <table:table-cell office:value-type="string">
            <text:p>ABB</text:p>
          </table:table-cell>
          <table:table-cell table:style-name="ce23" office:value-type="string">
            <text:p>ɲo</text:p>
          </table:table-cell>
          <table:table-cell table:number-columns-repeated="2" table:style-name="ce23" office:value-type="string">
            <text:p>ɲi</text:p>
          </table:table-cell>
          <table:table-cell table:style-name="ce1" office:value-type="string">
            <text:p>ABB</text:p>
          </table:table-cell>
          <table:table-cell table:style-name="ce23" office:value-type="string">
            <text:p>ɲo²</text:p>
          </table:table-cell>
          <table:table-cell table:number-columns-repeated="2" table:style-name="ce23" office:value-type="string">
            <text:p>ɲe²</text:p>
          </table:table-cell>
          <table:table-cell table:style-name="ce1" office:value-type="string">
            <text:p>ABB</text:p>
          </table:table-cell>
          <table:table-cell table:style-name="ce23" office:value-type="string">
            <text:p>ɲo</text:p>
          </table:table-cell>
          <table:table-cell table:number-columns-repeated="2" table:style-name="ce23" office:value-type="string">
            <text:p>ɲos</text:p>
          </table:table-cell>
          <table:table-cell table:style-name="ce1" office:value-type="string">
            <text:p>ABB</text:p>
          </table:table-cell>
          <table:table-cell table:style-name="ce24" office:value-type="string">
            <text:p>ɲœ̀</text:p>
          </table:table-cell>
          <table:table-cell table:number-columns-repeated="2" table:style-name="ce23" office:value-type="string">
            <text:p>ɲœ̀</text:p>
          </table:table-cell>
          <table:table-cell table:style-name="ce27" office:value-type="string">
            <text:p>(B,C)(B,C)(B,C)</text:p>
          </table:table-cell>
          <table:table-cell office:value-type="string">
            <text:p>to buy</text:p>
          </table:table-cell>
          <table:table-cell table:number-columns-repeated="996"/>
        </table:table-row>
        <table:table-row table:style-name="ro1">
          <table:table-cell office:value-type="string">
            <text:p>to chew</text:p>
          </table:table-cell>
          <table:table-cell office:value-type="string">
            <text:p>ldad</text:p>
          </table:table-cell>
          <table:table-cell office:value-type="string">
            <text:p>bldad</text:p>
          </table:table-cell>
          <table:table-cell table:style-name="ce3" office:value-type="string">
            <text:p>bldad</text:p>
          </table:table-cell>
          <table:table-cell office:value-type="string">
            <text:p>ldo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chew</text:p>
          </table:table-cell>
          <table:table-cell table:number-columns-repeated="996"/>
        </table:table-row>
        <table:table-row table:style-name="ro1">
          <table:table-cell office:value-type="string">
            <text:p>to chew</text:p>
          </table:table-cell>
          <table:table-cell office:value-type="string">
            <text:p>ɴtɕʰa</text:p>
          </table:table-cell>
          <table:table-cell table:style-name="ce1" office:value-type="string">
            <text:p>ɴtɕʰos</text:p>
          </table:table-cell>
          <table:table-cell table:number-columns-repeated="2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chew</text:p>
          </table:table-cell>
          <table:table-cell table:number-columns-repeated="996"/>
        </table:table-row>
        <table:table-row table:style-name="ro4">
          <table:table-cell office:value-type="string">
            <text:p>to come</text:p>
          </table:table-cell>
          <table:table-cell office:value-type="string">
            <text:p>joŋ</text:p>
          </table:table-cell>
          <table:table-cell table:number-columns-repeated="3"/>
          <table:table-cell office:value-type="string">
            <text:p>AAA</text:p>
          </table:table-cell>
          <table:table-cell table:style-name="ce9" office:value-type="string">
            <text:p>jʉː²</text:p>
          </table:table-cell>
          <table:table-cell table:style-name="ce9" office:value-type="string">
            <text:p><text:s/>pi²</text:p>
          </table:table-cell>
          <table:table-cell table:style-name="ce9" office:value-type="string">
            <text:p><text:s/>xʰu¹</text:p>
          </table:table-cell>
          <table:table-cell table:style-name="ce17"/>
          <table:table-cell table:number-columns-repeated="16"/>
          <table:table-cell office:value-type="string">
            <text:p>to come</text:p>
          </table:table-cell>
          <table:table-cell table:number-columns-repeated="996"/>
        </table:table-row>
        <table:table-row table:style-name="ro4">
          <table:table-cell office:value-type="string">
            <text:p>to count</text:p>
          </table:table-cell>
          <table:table-cell office:value-type="string">
            <text:p>rtsi</text:p>
          </table:table-cell>
          <table:table-cell office:value-type="string">
            <text:p>brtsis</text:p>
          </table:table-cell>
          <table:table-cell office:value-type="string">
            <text:p>brtsi</text:p>
          </table:table-cell>
          <table:table-cell office:value-type="string">
            <text:p>rtsis</text:p>
          </table:table-cell>
          <table:table-cell office:value-type="string">
            <text:p>ABC</text:p>
          </table:table-cell>
          <table:table-cell table:style-name="ce8" office:value-type="string">
            <text:p>tsə¹</text:p>
          </table:table-cell>
          <table:table-cell table:number-columns-repeated="2" table:style-name="ce8" office:value-type="string">
            <text:p><text:s/>tsiː¹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hts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tsə¹</text:p>
          </table:table-cell>
          <table:table-cell office:value-type="string">
            <text:p>AAA</text:p>
          </table:table-cell>
          <table:table-cell table:style-name="ce23" office:value-type="string">
            <text:p>ʂtsi</text:p>
          </table:table-cell>
          <table:table-cell table:number-columns-repeated="2" table:style-name="ce23" office:value-type="string">
            <text:p>ʂtsis</text:p>
          </table:table-cell>
          <table:table-cell table:style-name="ce1" office:value-type="string">
            <text:p>A(B,C)(B,C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count</text:p>
          </table:table-cell>
          <table:table-cell table:number-columns-repeated="996"/>
        </table:table-row>
        <table:table-row table:style-name="ro4">
          <table:table-cell office:value-type="string">
            <text:p>to cry (weep)</text:p>
          </table:table-cell>
          <table:table-cell office:value-type="string">
            <text:p>ŋu</text:p>
          </table:table-cell>
          <table:table-cell office:value-type="string">
            <text:p>ŋu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ŋə²</text:p>
          </table:table-cell>
          <table:table-cell table:number-columns-repeated="2" table:style-name="ce8" office:value-type="string">
            <text:p><text:s/>ŋiː²</text:p>
          </table:table-cell>
          <table:table-cell office:value-type="string">
            <text:p>A(B,C)(B,C)</text:p>
          </table:table-cell>
          <table:table-cell table:number-columns-repeated="4"/>
          <table:table-cell table:style-name="ce23" office:value-type="string">
            <text:p>ŋə²</text:p>
          </table:table-cell>
          <table:table-cell table:number-columns-repeated="2" table:style-name="ce23" office:value-type="string">
            <text:p>ŋi:²</text:p>
          </table:table-cell>
          <table:table-cell table:style-name="ce1" office:value-type="string">
            <text:p>A(B,C)(B,C)</text:p>
          </table:table-cell>
          <table:table-cell table:style-name="ce23" office:value-type="string">
            <text:p>ŋu</text:p>
          </table:table-cell>
          <table:table-cell table:number-columns-repeated="2" table:style-name="ce23" office:value-type="string">
            <text:p>ŋus</text:p>
          </table:table-cell>
          <table:table-cell table:style-name="ce1" office:value-type="string">
            <text:p>ABB</text:p>
          </table:table-cell>
          <table:table-cell table:style-name="ce24" office:value-type="string">
            <text:p>ŋỳ</text:p>
          </table:table-cell>
          <table:table-cell table:number-columns-repeated="2" table:style-name="ce23" office:value-type="string">
            <text:p>ŋỳ</text:p>
          </table:table-cell>
          <table:table-cell table:style-name="ce1" office:value-type="string">
            <text:p>BBB</text:p>
          </table:table-cell>
          <table:table-cell office:value-type="string">
            <text:p>to cry (weep)</text:p>
          </table:table-cell>
          <table:table-cell table:number-columns-repeated="996"/>
        </table:table-row>
        <table:table-row table:style-name="ro4">
          <table:table-cell office:value-type="string">
            <text:p>to die</text:p>
          </table:table-cell>
          <table:table-cell office:value-type="string">
            <text:p>ɴtɕʰi</text:p>
          </table:table-cell>
          <table:table-cell office:value-type="string">
            <text:p>ɕi</text:p>
          </table:table-cell>
          <table:table-cell table:number-columns-repeated="2"/>
          <table:table-cell office:value-type="string">
            <text:p>ABB</text:p>
          </table:table-cell>
          <table:table-cell table:style-name="ce10" office:value-type="string">
            <text:p>xʰə¹</text:p>
          </table:table-cell>
          <table:table-cell table:number-columns-repeated="2" table:style-name="ce8" office:value-type="string">
            <text:p>xʰə¹</text:p>
          </table:table-cell>
          <table:table-cell office:value-type="string">
            <text:p>BBB</text:p>
          </table:table-cell>
          <table:table-cell table:style-name="ce24" office:value-type="string">
            <text:p>ʂə</text:p>
          </table:table-cell>
          <table:table-cell table:number-columns-repeated="2" table:style-name="ce23" office:value-type="string">
            <text:p>ʂə</text:p>
          </table:table-cell>
          <table:table-cell table:style-name="ce1" office:value-type="string">
            <text:p>BBB</text:p>
          </table:table-cell>
          <table:table-cell table:style-name="ce10" office:value-type="string">
            <text:p>xʰə</text:p>
          </table:table-cell>
          <table:table-cell table:number-columns-repeated="2" table:style-name="ce8" office:value-type="string">
            <text:p>xʰə</text:p>
          </table:table-cell>
          <table:table-cell table:style-name="ce1" office:value-type="string">
            <text:p>BBB</text:p>
          </table:table-cell>
          <table:table-cell table:style-name="ce24" office:value-type="string">
            <text:p>ʃi</text:p>
          </table:table-cell>
          <table:table-cell table:number-columns-repeated="2" table:style-name="ce23" office:value-type="string">
            <text:p>ʃi</text:p>
          </table:table-cell>
          <table:table-cell table:style-name="ce1" office:value-type="string">
            <text:p>BBB</text:p>
          </table:table-cell>
          <table:table-cell table:style-name="ce24" office:value-type="string">
            <text:p>ɕir</text:p>
          </table:table-cell>
          <table:table-cell table:number-columns-repeated="2" table:style-name="ce23" office:value-type="string">
            <text:p>ɕir</text:p>
          </table:table-cell>
          <table:table-cell table:style-name="ce1" office:value-type="string">
            <text:p>BBB</text:p>
          </table:table-cell>
          <table:table-cell office:value-type="string">
            <text:p>to die</text:p>
          </table:table-cell>
          <table:table-cell table:number-columns-repeated="996"/>
        </table:table-row>
        <table:table-row table:style-name="ro4">
          <table:table-cell office:value-type="string">
            <text:p>to dig</text:p>
          </table:table-cell>
          <table:table-cell office:value-type="string">
            <text:p>rko</text:p>
          </table:table-cell>
          <table:table-cell office:value-type="string">
            <text:p>brkos</text:p>
          </table:table-cell>
          <table:table-cell office:value-type="string">
            <text:p>brko</text:p>
          </table:table-cell>
          <table:table-cell office:value-type="string">
            <text:p>rkos</text:p>
          </table:table-cell>
          <table:table-cell office:value-type="string">
            <text:p>ABC</text:p>
          </table:table-cell>
          <table:table-cell table:style-name="ce8" office:value-type="string">
            <text:p>kɔ¹</text:p>
          </table:table-cell>
          <table:table-cell table:number-columns-repeated="2" table:style-name="ce8" office:value-type="string">
            <text:p><text:s/>kɪː¹</text:p>
          </table:table-cell>
          <table:table-cell office:value-type="string">
            <text:p>A(B,C)(B,C)</text:p>
          </table:table-cell>
          <table:table-cell table:style-name="ce23" office:value-type="string">
            <text:p>hko</text:p>
          </table:table-cell>
          <table:table-cell table:number-columns-repeated="2" table:style-name="ce23" office:value-type="string">
            <text:p>hki</text:p>
          </table:table-cell>
          <table:table-cell table:style-name="ce1" office:value-type="string">
            <text:p>A(B,C)(B,C)</text:p>
          </table:table-cell>
          <table:table-cell table:style-name="ce23" office:value-type="string">
            <text:p>ko¹</text:p>
          </table:table-cell>
          <table:table-cell table:number-columns-repeated="2" table:style-name="ce23" office:value-type="string">
            <text:p>ke:¹</text:p>
          </table:table-cell>
          <table:table-cell table:style-name="ce1" office:value-type="string">
            <text:p>A(B,C)(B,C)</text:p>
          </table:table-cell>
          <table:table-cell table:style-name="ce23" office:value-type="string">
            <text:p>ʂko</text:p>
          </table:table-cell>
          <table:table-cell table:number-columns-repeated="2" table:style-name="ce23" office:value-type="string">
            <text:p>ʂkos</text:p>
          </table:table-cell>
          <table:table-cell table:style-name="ce1" office:value-type="string">
            <text:p>A(B,C)(B,C)</text:p>
          </table:table-cell>
          <table:table-cell office:value-type="string">
            <text:p>&gt; tʂʰỳ</text:p>
          </table:table-cell>
          <table:table-cell table:number-columns-repeated="3"/>
          <table:table-cell office:value-type="string">
            <text:p>to dig</text:p>
          </table:table-cell>
          <table:table-cell table:number-columns-repeated="996"/>
        </table:table-row>
        <table:table-row table:style-name="ro3">
          <table:table-cell office:value-type="string">
            <text:p>to drink</text:p>
          </table:table-cell>
          <table:table-cell office:value-type="string">
            <text:p>ɴtʰuŋ</text:p>
          </table:table-cell>
          <table:table-cell office:value-type="string">
            <text:p>btuŋs</text:p>
          </table:table-cell>
          <table:table-cell office:value-type="string">
            <text:p>btuŋ</text:p>
          </table:table-cell>
          <table:table-cell office:value-type="string">
            <text:p>tʰuŋs</text:p>
          </table:table-cell>
          <table:table-cell office:value-type="string">
            <text:p>ABC</text:p>
          </table:table-cell>
          <table:table-cell table:style-name="ce8" office:value-type="string">
            <text:p>tʰʉː²</text:p>
          </table:table-cell>
          <table:table-cell table:style-name="ce10" office:value-type="string">
            <text:p>tʰʉː²</text:p>
          </table:table-cell>
          <table:table-cell table:style-name="ce8" office:value-type="string">
            <text:p>tʰʉː²</text:p>
          </table:table-cell>
          <table:table-cell office:value-type="string">
            <text:p>(A,C)(A,C)(A,C)</text:p>
          </table:table-cell>
          <table:table-cell table:style-name="ce23" office:value-type="string">
            <text:p>ntʰu</text:p>
          </table:table-cell>
          <table:table-cell table:number-columns-repeated="2" table:style-name="ce26" office:value-type="string">
            <text:p>ntʰi</text:p>
          </table:table-cell>
          <table:table-cell office:value-type="string">
            <text:p>AA''A''</text:p>
          </table:table-cell>
          <table:table-cell table:style-name="ce23" office:value-type="string">
            <text:p>tʰũ</text:p>
          </table:table-cell>
          <table:table-cell table:style-name="ce24" office:value-type="string">
            <text:p>tʰũ</text:p>
          </table:table-cell>
          <table:table-cell table:style-name="ce23" office:value-type="string">
            <text:p>tʰũ</text:p>
          </table:table-cell>
          <table:table-cell table:style-name="ce1" office:value-type="string">
            <text:p>(A,C)(A,C)(A,C)</text:p>
          </table:table-cell>
          <table:table-cell table:style-name="ce23" office:value-type="string">
            <text:p>tʰuŋ</text:p>
          </table:table-cell>
          <table:table-cell table:style-name="ce24" office:value-type="string">
            <text:p>tʰuŋs</text:p>
          </table:table-cell>
          <table:table-cell table:style-name="ce23" office:value-type="string">
            <text:p>tʰuŋs</text:p>
          </table:table-cell>
          <table:table-cell office:value-type="string">
            <text:p>ACC</text:p>
          </table:table-cell>
          <table:table-cell table:style-name="ce24" office:value-type="string">
            <text:p>tùŋ</text:p>
          </table:table-cell>
          <table:table-cell table:style-name="ce23" office:value-type="string">
            <text:p>tùŋ</text:p>
          </table:table-cell>
          <table:table-cell table:style-name="ce24" office:value-type="string">
            <text:p>tùŋ</text:p>
          </table:table-cell>
          <table:table-cell office:value-type="string">
            <text:p>BBB</text:p>
          </table:table-cell>
          <table:table-cell office:value-type="string">
            <text:p>to drink</text:p>
          </table:table-cell>
          <table:table-cell table:number-columns-repeated="996"/>
        </table:table-row>
        <table:table-row table:style-name="ro4">
          <table:table-cell office:value-type="string">
            <text:p>to eat</text:p>
          </table:table-cell>
          <table:table-cell office:value-type="string">
            <text:p>za </text:p>
          </table:table-cell>
          <table:table-cell office:value-type="string">
            <text:p>zos </text:p>
          </table:table-cell>
          <table:table-cell office:value-type="string">
            <text:p>bza</text:p>
          </table:table-cell>
          <table:table-cell office:value-type="string">
            <text:p>zo</text:p>
          </table:table-cell>
          <table:table-cell office:value-type="string">
            <text:p>ABC</text:p>
          </table:table-cell>
          <table:table-cell table:style-name="ce8" office:value-type="string">
            <text:p>sæ²</text:p>
          </table:table-cell>
          <table:table-cell table:style-name="ce8" office:value-type="string">
            <text:p><text:s/>sɪː²</text:p>
          </table:table-cell>
          <table:table-cell table:style-name="ce8" office:value-type="string">
            <text:p><text:s/>sɔ² 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3"/>
          <table:table-cell table:style-name="ce23" office:value-type="string">
            <text:p>sa²</text:p>
          </table:table-cell>
          <table:table-cell table:style-name="ce26" office:value-type="string">
            <text:p>se:²</text:p>
          </table:table-cell>
          <table:table-cell table:style-name="ce23" office:value-type="string">
            <text:p>so²</text:p>
          </table:table-cell>
          <table:table-cell office:value-type="string">
            <text:p>AB'C</text:p>
          </table:table-cell>
          <table:table-cell table:style-name="ce23" office:value-type="string">
            <text:p>za</text:p>
          </table:table-cell>
          <table:table-cell table:style-name="ce23" office:value-type="string">
            <text:p>zos</text:p>
          </table:table-cell>
          <table:table-cell table:style-name="ce23" office:value-type="string">
            <text:p>zo</text:p>
          </table:table-cell>
          <table:table-cell office:value-type="string">
            <text:p>ABC</text:p>
          </table:table-cell>
          <table:table-cell table:style-name="ce23" office:value-type="string">
            <text:p>sa</text:p>
          </table:table-cell>
          <table:table-cell table:style-name="ce26" office:value-type="string">
            <text:p>sie</text:p>
          </table:table-cell>
          <table:table-cell table:style-name="ce23" office:value-type="string">
            <text:p>so</text:p>
          </table:table-cell>
          <table:table-cell office:value-type="string">
            <text:p>AB'C</text:p>
          </table:table-cell>
          <table:table-cell office:value-type="string">
            <text:p>to eat</text:p>
          </table:table-cell>
          <table:table-cell table:number-columns-repeated="996"/>
        </table:table-row>
        <table:table-row table:style-name="ro4">
          <table:table-cell office:value-type="string">
            <text:p>to fight</text:p>
          </table:table-cell>
          <table:table-cell office:value-type="string">
            <text:p>rgʲag</text:p>
          </table:table-cell>
          <table:table-cell office:value-type="string">
            <text:p>brgʲab</text:p>
          </table:table-cell>
          <table:table-cell office:value-type="string">
            <text:p>brgʲag</text:p>
          </table:table-cell>
          <table:table-cell office:value-type="string">
            <text:p>rgʲob</text:p>
          </table:table-cell>
          <table:table-cell office:value-type="string">
            <text:p>ABC</text:p>
          </table:table-cell>
          <table:table-cell table:style-name="ce7" office:value-type="string">
            <text:p>dʑɑ² riː²</text:p>
          </table:table-cell>
          <table:table-cell table:number-columns-repeated="19"/>
          <table:table-cell office:value-type="string">
            <text:p>to fight</text:p>
          </table:table-cell>
          <table:table-cell table:number-columns-repeated="996"/>
        </table:table-row>
        <table:table-row table:style-name="ro4">
          <table:table-cell table:style-name="ce2" office:value-type="string">
            <text:p>to float</text:p>
          </table:table-cell>
          <table:table-cell table:style-name="ce2" office:value-type="string">
            <text:p>ɴpʰʲo</text:p>
          </table:table-cell>
          <table:table-cell table:style-name="ce4"/>
          <table:table-cell table:style-name="ce2" table:number-columns-repeated="3"/>
          <table:table-cell table:style-name="ce7" office:value-type="string">
            <text:p>kʰər¹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float</text:p>
          </table:table-cell>
          <table:table-cell table:style-name="ce20" table:number-columns-repeated="996"/>
        </table:table-row>
        <table:table-row table:style-name="ro1">
          <table:table-cell table:style-name="ce2" office:value-type="string">
            <text:p>to flow</text:p>
          </table:table-cell>
          <table:table-cell table:style-name="ce2" office:value-type="string">
            <text:p>rgʲu</text:p>
          </table:table-cell>
          <table:table-cell table:style-name="ce4"/>
          <table:table-cell table:style-name="ce2" table:number-columns-repeated="3"/>
          <table:table-cell table:style-name="ce2" office:value-type="string">
            <text:p>x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flow</text:p>
          </table:table-cell>
          <table:table-cell table:style-name="ce20" table:number-columns-repeated="996"/>
        </table:table-row>
        <table:table-row table:style-name="ro3">
          <table:table-cell office:value-type="string">
            <text:p>to fly (move through air)</text:p>
          </table:table-cell>
          <table:table-cell office:value-type="string">
            <text:p>ɴpʰur</text:p>
          </table:table-cell>
          <table:table-cell office:value-type="string">
            <text:p>pʰur</text:p>
          </table:table-cell>
          <table:table-cell table:number-columns-repeated="2"/>
          <table:table-cell office:value-type="string">
            <text:p>ABB</text:p>
          </table:table-cell>
          <table:table-cell table:number-columns-repeated="3" table:style-name="ce8" office:value-type="string">
            <text:p>pʰər¹</text:p>
          </table:table-cell>
          <table:table-cell office:value-type="string">
            <text:p>(A,B)(A,B)(A,B)</text:p>
          </table:table-cell>
          <table:table-cell table:style-name="ce23" office:value-type="string">
            <text:p>npʰə</text:p>
          </table:table-cell>
          <table:table-cell table:number-columns-repeated="2" table:style-name="ce23" office:value-type="string">
            <text:p>pʰə</text:p>
          </table:table-cell>
          <table:table-cell office:value-type="string">
            <text:p>ABB</text:p>
          </table:table-cell>
          <table:table-cell table:number-columns-repeated="3" table:style-name="ce23" office:value-type="string">
            <text:p>pʰʊ:</text:p>
          </table:table-cell>
          <table:table-cell table:style-name="ce1" office:value-type="string">
            <text:p>(A,B)(A,B)(A,B)</text:p>
          </table:table-cell>
          <table:table-cell table:style-name="ce23" office:value-type="string">
            <text:p>pʰur</text:p>
          </table:table-cell>
          <table:table-cell table:number-columns-repeated="2" table:style-name="ce26" office:value-type="string">
            <text:p>pʰurs</text:p>
          </table:table-cell>
          <table:table-cell office:value-type="string">
            <text:p>AB'B'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fly (move through air)</text:p>
          </table:table-cell>
          <table:table-cell table:number-columns-repeated="996"/>
        </table:table-row>
        <table:table-row table:style-name="ro4">
          <table:table-cell office:value-type="string">
            <text:p>to forget</text:p>
          </table:table-cell>
          <table:table-cell office:value-type="string">
            <text:p>brdʑed</text:p>
          </table:table-cell>
          <table:table-cell/>
          <table:table-cell table:style-name="ce3"/>
          <table:table-cell/>
          <table:table-cell office:value-type="string">
            <text:p>AAA</text:p>
          </table:table-cell>
          <table:table-cell table:number-columns-repeated="3" table:style-name="ce8" office:value-type="string">
            <text:p>dʑe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ʒe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dʒeʔ</text:p>
          </table:table-cell>
          <table:table-cell table:style-name="ce1" office:value-type="string">
            <text:p>AAA</text:p>
          </table:table-cell>
          <table:table-cell table:number-columns-repeated="3" table:style-name="ce28" office:value-type="string">
            <text:p>rdʒet 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tɕè</text:p>
          </table:table-cell>
          <table:table-cell table:style-name="ce1" office:value-type="string">
            <text:p>AAA</text:p>
          </table:table-cell>
          <table:table-cell office:value-type="string">
            <text:p>to forget</text:p>
          </table:table-cell>
          <table:table-cell table:number-columns-repeated="996"/>
        </table:table-row>
        <table:table-row table:style-name="ro4">
          <table:table-cell office:value-type="string">
            <text:p>to give</text:p>
          </table:table-cell>
          <table:table-cell office:value-type="string">
            <text:p>sbʲin</text:p>
          </table:table-cell>
          <table:table-cell office:value-type="string">
            <text:p>bʲin</text:p>
          </table:table-cell>
          <table:table-cell table:number-columns-repeated="2"/>
          <table:table-cell office:value-type="string">
            <text:p>ABB</text:p>
          </table:table-cell>
          <table:table-cell table:style-name="ce9" office:value-type="string">
            <text:p>ɣĩː²</text:p>
          </table:table-cell>
          <table:table-cell table:style-name="ce9"/>
          <table:table-cell table:style-name="ce17" table:number-columns-repeated="2"/>
          <table:table-cell table:number-columns-repeated="16"/>
          <table:table-cell office:value-type="string">
            <text:p>to give</text:p>
          </table:table-cell>
          <table:table-cell table:number-columns-repeated="996"/>
        </table:table-row>
        <table:table-row table:style-name="ro1">
          <table:table-cell office:value-type="string">
            <text:p>to hear</text:p>
          </table:table-cell>
          <table:table-cell office:value-type="string">
            <text:p>tʰos</text:p>
          </table:table-cell>
          <table:table-cell table:number-columns-repeated="3"/>
          <table:table-cell office:value-type="string">
            <text:p>AAA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hear</text:p>
          </table:table-cell>
          <table:table-cell table:number-columns-repeated="996"/>
        </table:table-row>
        <table:table-row table:style-name="ro1">
          <table:table-cell office:value-type="string">
            <text:p>to hide (conceal)</text:p>
          </table:table-cell>
          <table:table-cell office:value-type="string">
            <text:p>sbed</text:p>
          </table:table-cell>
          <table:table-cell office:value-type="string">
            <text:p>sbas</text:p>
          </table:table-cell>
          <table:table-cell office:value-type="string">
            <text:p>sba</text:p>
          </table:table-cell>
          <table:table-cell office:value-type="string">
            <text:p>bo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hide (conceal)</text:p>
          </table:table-cell>
          <table:table-cell table:number-columns-repeated="996"/>
        </table:table-row>
        <table:table-row table:style-name="ro4">
          <table:table-cell office:value-type="string">
            <text:p>to hold</text:p>
          </table:table-cell>
          <table:table-cell office:value-type="string">
            <text:p>ɴdzind</text:p>
          </table:table-cell>
          <table:table-cell office:value-type="string">
            <text:p>bzuŋ</text:p>
          </table:table-cell>
          <table:table-cell office:value-type="string">
            <text:p>gzuŋ</text:p>
          </table:table-cell>
          <table:table-cell office:value-type="string">
            <text:p>zuŋ</text:p>
          </table:table-cell>
          <table:table-cell office:value-type="string">
            <text:p>ABC</text:p>
          </table:table-cell>
          <table:table-cell table:style-name="ce8" office:value-type="string">
            <text:p>ndzĩː²</text:p>
          </table:table-cell>
          <table:table-cell table:style-name="ce8" office:value-type="string">
            <text:p><text:s/>zʉː²</text:p>
          </table:table-cell>
          <table:table-cell table:style-name="ce11"/>
          <table:table-cell office:value-type="string">
            <text:p>ABB</text:p>
          </table:table-cell>
          <table:table-cell table:style-name="ce23" office:value-type="string">
            <text:p>ndzi</text:p>
          </table:table-cell>
          <table:table-cell table:number-columns-repeated="2" table:style-name="ce23" office:value-type="string">
            <text:p>zu</text:p>
          </table:table-cell>
          <table:table-cell table:style-name="ce1" office:value-type="string">
            <text:p>A(B,C)(B,C)</text:p>
          </table:table-cell>
          <table:table-cell office:value-type="string">
            <text:p>x </text:p>
          </table:table-cell>
          <table:table-cell table:number-columns-repeated="3"/>
          <table:table-cell table:style-name="ce26" office:value-type="string">
            <text:p>zun</text:p>
          </table:table-cell>
          <table:table-cell table:number-columns-repeated="2" table:style-name="ce26" office:value-type="string">
            <text:p>zuns</text:p>
          </table:table-cell>
          <table:table-cell office:value-type="string">
            <text:p>A'B'B'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hold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to hunt</text:p>
          </table:table-cell>
          <table:table-cell table:style-name="ce2" office:value-type="string">
            <text:p>rŋon</text:p>
          </table:table-cell>
          <table:table-cell table:number-columns-repeated="2" table:style-name="ce4" office:value-type="string">
            <text:p>brŋon</text:p>
          </table:table-cell>
          <table:table-cell table:style-name="ce2" office:value-type="string">
            <text:p>rŋon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hunt</text:p>
          </table:table-cell>
          <table:table-cell table:style-name="ce20" table:number-columns-repeated="996"/>
        </table:table-row>
        <table:table-row table:style-name="ro4">
          <table:table-cell office:value-type="string">
            <text:p>to kill</text:p>
          </table:table-cell>
          <table:table-cell office:value-type="string">
            <text:p>gsod</text:p>
          </table:table-cell>
          <table:table-cell office:value-type="string">
            <text:p>bsad</text:p>
          </table:table-cell>
          <table:table-cell office:value-type="string">
            <text:p>gsad</text:p>
          </table:table-cell>
          <table:table-cell office:value-type="string">
            <text:p>sod</text:p>
          </table:table-cell>
          <table:table-cell office:value-type="string">
            <text:p>ABC</text:p>
          </table:table-cell>
          <table:table-cell table:style-name="ce11" office:value-type="string">
            <text:p>se¹</text:p>
          </table:table-cell>
          <table:table-cell table:style-name="ce8" office:value-type="string">
            <text:p>se¹</text:p>
          </table:table-cell>
          <table:table-cell table:style-name="ce11" office:value-type="string">
            <text:p>se¹</text:p>
          </table:table-cell>
          <table:table-cell office:value-type="string">
            <text:p>BBB</text:p>
          </table:table-cell>
          <table:table-cell table:number-columns-repeated="3" table:style-name="ce23" office:value-type="string">
            <text:p>se</text:p>
          </table:table-cell>
          <table:table-cell table:style-name="ce21" office:value-type="string">
            <text:p>(A,B,C)(A,B,C)(A,B,C)</text:p>
          </table:table-cell>
          <table:table-cell table:style-name="ce23" office:value-type="string">
            <text:p>seʔ¹</text:p>
          </table:table-cell>
          <table:table-cell table:style-name="ce23" office:value-type="string">
            <text:p>sɛʔ¹</text:p>
          </table:table-cell>
          <table:table-cell table:style-name="ce23" office:value-type="string">
            <text:p>sʰeʔ</text:p>
          </table:table-cell>
          <table:table-cell office:value-type="string">
            <text:p>ABC</text:p>
          </table:table-cell>
          <table:table-cell table:style-name="ce26" office:value-type="string">
            <text:p>sat</text:p>
          </table:table-cell>
          <table:table-cell table:number-columns-repeated="2" table:style-name="ce26" office:value-type="string">
            <text:p>sas</text:p>
          </table:table-cell>
          <table:table-cell office:value-type="string">
            <text:p>A'B'B'</text:p>
          </table:table-cell>
          <table:table-cell table:number-columns-repeated="2" office:value-type="string">
            <text:p>siè</text:p>
          </table:table-cell>
          <table:table-cell office:value-type="string">
            <text:p>sœ̀</text:p>
          </table:table-cell>
          <table:table-cell office:value-type="string">
            <text:p>BBC</text:p>
          </table:table-cell>
          <table:table-cell office:value-type="string">
            <text:p>to kill</text:p>
          </table:table-cell>
          <table:table-cell table:number-columns-repeated="996"/>
        </table:table-row>
        <table:table-row table:style-name="ro4">
          <table:table-cell office:value-type="string">
            <text:p>to knead</text:p>
          </table:table-cell>
          <table:table-cell office:value-type="string">
            <text:p>rdzi</text:p>
          </table:table-cell>
          <table:table-cell office:value-type="string">
            <text:p>brdzis</text:p>
          </table:table-cell>
          <table:table-cell table:style-name="ce3" office:value-type="string">
            <text:p>brdzi</text:p>
          </table:table-cell>
          <table:table-cell office:value-type="string">
            <text:p>rdzis</text:p>
          </table:table-cell>
          <table:table-cell office:value-type="string">
            <text:p>ABC</text:p>
          </table:table-cell>
          <table:table-cell table:style-name="ce8" office:value-type="string">
            <text:p>dzə²</text:p>
          </table:table-cell>
          <table:table-cell table:number-columns-repeated="2" table:style-name="ce8" office:value-type="string">
            <text:p><text:s/>dziː²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zə</text:p>
          </table:table-cell>
          <table:table-cell table:style-name="ce21" office:value-type="string">
            <text:p>(A,B,C)(A,B,C)(A,B,C)</text:p>
          </table:table-cell>
          <table:table-cell office:value-type="string">
            <text:p>x </text:p>
          </table:table-cell>
          <table:table-cell table:number-columns-repeated="3"/>
          <table:table-cell office:value-type="string">
            <text:p>&gt;skraq</text:p>
          </table:table-cell>
          <table:table-cell table:number-columns-repeated="3"/>
          <table:table-cell table:style-name="ce24" office:value-type="string">
            <text:p>tsì</text:p>
          </table:table-cell>
          <table:table-cell table:number-columns-repeated="2" table:style-name="ce23" office:value-type="string">
            <text:p>tsì</text:p>
          </table:table-cell>
          <table:table-cell table:style-name="ce27" office:value-type="string">
            <text:p>(B,C)(B,C)(B,C)</text:p>
          </table:table-cell>
          <table:table-cell office:value-type="string">
            <text:p>to knead</text:p>
          </table:table-cell>
          <table:table-cell table:number-columns-repeated="996"/>
        </table:table-row>
        <table:table-row table:style-name="ro4">
          <table:table-cell office:value-type="string">
            <text:p>to know</text:p>
          </table:table-cell>
          <table:table-cell office:value-type="string">
            <text:p>ɕes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3" table:style-name="ce8" office:value-type="string">
            <text:p>xʰɪː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ʃi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ʃʰe: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ʃes</text:p>
          </table:table-cell>
          <table:table-cell table:style-name="ce1" office:value-type="string">
            <text:p>AAA</text:p>
          </table:table-cell>
          <table:table-cell table:number-columns-repeated="3" table:style-name="ce26" office:value-type="string">
            <text:p>ɕẽ</text:p>
          </table:table-cell>
          <table:table-cell table:style-name="ce27" office:value-type="string">
            <text:p>A'A'A'</text:p>
          </table:table-cell>
          <table:table-cell office:value-type="string">
            <text:p>to know</text:p>
          </table:table-cell>
          <table:table-cell table:number-columns-repeated="996"/>
        </table:table-row>
        <table:table-row table:style-name="ro3">
          <table:table-cell office:value-type="string">
            <text:p>to laugh</text:p>
          </table:table-cell>
          <table:table-cell office:value-type="string">
            <text:p>dgod</text:p>
          </table:table-cell>
          <table:table-cell office:value-type="string">
            <text:p>bgad</text:p>
          </table:table-cell>
          <table:table-cell table:style-name="ce3" office:value-type="string">
            <text:p>bgad</text:p>
          </table:table-cell>
          <table:table-cell office:value-type="string">
            <text:p>dgod</text:p>
          </table:table-cell>
          <table:table-cell office:value-type="string">
            <text:p>ABA</text:p>
          </table:table-cell>
          <table:table-cell table:style-name="ce8" office:value-type="string">
            <text:p>gɪ²</text:p>
          </table:table-cell>
          <table:table-cell table:style-name="ce11" office:value-type="string">
            <text:p>gɪ²</text:p>
          </table:table-cell>
          <table:table-cell table:style-name="ce8" office:value-type="string">
            <text:p>gɪ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ge</text:p>
          </table:table-cell>
          <table:table-cell table:style-name="ce1" office:value-type="string">
            <text:p>(A,B)(A,B)(A,B)</text:p>
          </table:table-cell>
          <table:table-cell table:style-name="ce24" office:value-type="string">
            <text:p>gɛʔ</text:p>
          </table:table-cell>
          <table:table-cell table:style-name="ce23" office:value-type="string">
            <text:p>gɛʔ</text:p>
          </table:table-cell>
          <table:table-cell table:style-name="ce24" office:value-type="string">
            <text:p>gɛʔ</text:p>
          </table:table-cell>
          <table:table-cell office:value-type="string">
            <text:p>BBB</text:p>
          </table:table-cell>
          <table:table-cell office:value-type="string">
            <text:p>&gt;rgod joŋ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to laugh</text:p>
          </table:table-cell>
          <table:table-cell table:number-columns-repeated="996"/>
        </table:table-row>
        <table:table-row table:style-name="ro1">
          <table:table-cell office:value-type="string">
            <text:p>to learn</text:p>
          </table:table-cell>
          <table:table-cell office:value-type="string">
            <text:p>sbʲoŋ</text:p>
          </table:table-cell>
          <table:table-cell office:value-type="string">
            <text:p>sbʲaŋs</text:p>
          </table:table-cell>
          <table:table-cell table:style-name="ce3" office:value-type="string">
            <text:p>sbʲaŋ</text:p>
          </table:table-cell>
          <table:table-cell office:value-type="string">
            <text:p>sbʲoŋs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9"/>
          <table:table-cell office:value-type="string">
            <text:p>to learn</text:p>
          </table:table-cell>
          <table:table-cell table:number-columns-repeated="996"/>
        </table:table-row>
        <table:table-row table:style-name="ro3">
          <table:table-cell office:value-type="string">
            <text:p>to lick</text:p>
          </table:table-cell>
          <table:table-cell office:value-type="string">
            <text:p>ldag</text:p>
          </table:table-cell>
          <table:table-cell office:value-type="string">
            <text:p>bldags</text:p>
          </table:table-cell>
          <table:table-cell office:value-type="string">
            <text:p>blag</text:p>
          </table:table-cell>
          <table:table-cell office:value-type="string">
            <text:p>ldogs</text:p>
          </table:table-cell>
          <table:table-cell office:value-type="string">
            <text:p>ABC</text:p>
          </table:table-cell>
          <table:table-cell table:number-columns-repeated="2" table:style-name="ce8" office:value-type="string">
            <text:p>dɑ²</text:p>
          </table:table-cell>
          <table:table-cell table:style-name="ce8" office:value-type="string">
            <text:p><text:s/>du²</text:p>
          </table:table-cell>
          <table:table-cell office:value-type="string">
            <text:p>(A,B)(A,B)C</text:p>
          </table:table-cell>
          <table:table-cell table:number-columns-repeated="2" table:style-name="ce23" office:value-type="string">
            <text:p>da</text:p>
          </table:table-cell>
          <table:table-cell table:style-name="ce24" office:value-type="string">
            <text:p>da</text:p>
          </table:table-cell>
          <table:table-cell table:style-name="ce1" office:value-type="string">
            <text:p>(A,B)(A,B)(A,B)</text:p>
          </table:table-cell>
          <table:table-cell table:number-columns-repeated="2" table:style-name="ce23" office:value-type="string">
            <text:p>daʔ</text:p>
          </table:table-cell>
          <table:table-cell table:style-name="ce23" office:value-type="string">
            <text:p>duʔ</text:p>
          </table:table-cell>
          <table:table-cell table:style-name="ce1" office:value-type="string">
            <text:p>(A,B)(A,B)C</text:p>
          </table:table-cell>
          <table:table-cell table:style-name="ce23" office:value-type="string">
            <text:p>ldaq</text:p>
          </table:table-cell>
          <table:table-cell table:style-name="ce23" office:value-type="string">
            <text:p>ldaqs</text:p>
          </table:table-cell>
          <table:table-cell table:style-name="ce24" office:value-type="string">
            <text:p>ldaqs</text:p>
          </table:table-cell>
          <table:table-cell office:value-type="string">
            <text:p>ABB</text:p>
          </table:table-cell>
          <table:table-cell table:number-columns-repeated="3" table:style-name="ce26" office:value-type="string">
            <text:p>toa</text:p>
          </table:table-cell>
          <table:table-cell office:value-type="string">
            <text:p>C'C'C'</text:p>
          </table:table-cell>
          <table:table-cell office:value-type="string">
            <text:p>to lick</text:p>
          </table:table-cell>
          <table:table-cell table:number-columns-repeated="996"/>
        </table:table-row>
        <table:table-row table:style-name="ro4">
          <table:table-cell office:value-type="string">
            <text:p>to lie down</text:p>
          </table:table-cell>
          <table:table-cell office:value-type="string">
            <text:p>ɲal</text:p>
          </table:table-cell>
          <table:table-cell table:style-name="ce1" office:value-type="string">
            <text:p>ɲal</text:p>
          </table:table-cell>
          <table:table-cell office:value-type="string">
            <text:p>ɲal</text:p>
          </table:table-cell>
          <table:table-cell office:value-type="string">
            <text:p>ɲol</text:p>
          </table:table-cell>
          <table:table-cell office:value-type="string">
            <text:p>AAC</text:p>
          </table:table-cell>
          <table:table-cell table:style-name="ce12" office:value-type="string">
            <text:p>ɲãː²</text:p>
          </table:table-cell>
          <table:table-cell table:style-name="ce12"/>
          <table:table-cell table:style-name="ce12" office:value-type="string">
            <text:p>ɲũː²</text:p>
          </table:table-cell>
          <table:table-cell office:value-type="string">
            <text:p>AAC</text:p>
          </table:table-cell>
          <table:table-cell table:number-columns-repeated="2" table:style-name="ce23" office:value-type="string">
            <text:p>ɲi</text:p>
          </table:table-cell>
          <table:table-cell table:style-name="ce24" office:value-type="string">
            <text:p>ɲi</text:p>
          </table:table-cell>
          <table:table-cell office:value-type="string">
            <text:p>AAA</text:p>
          </table:table-cell>
          <table:table-cell table:number-columns-repeated="2" table:style-name="ce23" office:value-type="string">
            <text:p>ɲɑ:²</text:p>
          </table:table-cell>
          <table:table-cell table:style-name="ce23" office:value-type="string">
            <text:p>ɲu:²</text:p>
          </table:table-cell>
          <table:table-cell table:style-name="ce1" office:value-type="string">
            <text:p>AAC</text:p>
          </table:table-cell>
          <table:table-cell table:style-name="ce23" office:value-type="string">
            <text:p>ɲal</text:p>
          </table:table-cell>
          <table:table-cell table:number-columns-repeated="2" table:style-name="ce26" office:value-type="string">
            <text:p>ɲals</text:p>
          </table:table-cell>
          <table:table-cell office:value-type="string">
            <text:p>AB'B'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lie down</text:p>
          </table:table-cell>
          <table:table-cell table:number-columns-repeated="996"/>
        </table:table-row>
        <table:table-row table:style-name="ro4">
          <table:table-cell table:style-name="ce2" office:value-type="string">
            <text:p>to marry (a man marries a woman)</text:p>
          </table:table-cell>
          <table:table-cell table:style-name="ce2" office:value-type="string">
            <text:p>(mna.ma len)</text:p>
          </table:table-cell>
          <table:table-cell table:style-name="ce4" table:number-columns-repeated="2"/>
          <table:table-cell table:style-name="ce2" table:number-columns-repeated="2"/>
          <table:table-cell table:style-name="ce7" office:value-type="string">
            <text:p>lẽː²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marry (a man marries a woman)</text:p>
          </table:table-cell>
          <table:table-cell table:style-name="ce20" table:number-columns-repeated="996"/>
        </table:table-row>
        <table:table-row table:style-name="ro4">
          <table:table-cell office:value-type="string">
            <text:p>to plant (vegetals, rice)</text:p>
          </table:table-cell>
          <table:table-cell office:value-type="string">
            <text:p>ɴdebs</text:p>
          </table:table-cell>
          <table:table-cell office:value-type="string">
            <text:p>btab</text:p>
          </table:table-cell>
          <table:table-cell office:value-type="string">
            <text:p>gdab</text:p>
          </table:table-cell>
          <table:table-cell office:value-type="string">
            <text:p>tʰob</text:p>
          </table:table-cell>
          <table:table-cell office:value-type="string">
            <text:p>ABC</text:p>
          </table:table-cell>
          <table:table-cell table:style-name="ce8" office:value-type="string">
            <text:p>nde²</text:p>
          </table:table-cell>
          <table:table-cell table:style-name="ce8" office:value-type="string">
            <text:p><text:s/>te¹</text:p>
          </table:table-cell>
          <table:table-cell table:style-name="ce18"/>
          <table:table-cell office:value-type="string">
            <text:p>ABB</text:p>
          </table:table-cell>
          <table:table-cell table:style-name="ce23" office:value-type="string">
            <text:p>ndi</text:p>
          </table:table-cell>
          <table:table-cell table:number-columns-repeated="2" table:style-name="ce23" office:value-type="string">
            <text:p>ti</text:p>
          </table:table-cell>
          <table:table-cell table:style-name="ce1" office:value-type="string">
            <text:p>A(B,C)(B,C)</text:p>
          </table:table-cell>
          <table:table-cell table:number-columns-repeated="4"/>
          <table:table-cell table:style-name="ce26" office:value-type="string">
            <text:p>(ʒiŋ) tap </text:p>
          </table:table-cell>
          <table:table-cell table:number-columns-repeated="2" table:style-name="ce26" office:value-type="string">
            <text:p>taps</text:p>
          </table:table-cell>
          <table:table-cell office:value-type="string">
            <text:p>A'B'B'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plant (vegetals, rice)</text:p>
          </table:table-cell>
          <table:table-cell table:number-columns-repeated="996"/>
        </table:table-row>
        <table:table-row table:style-name="ro4">
          <table:table-cell office:value-type="string">
            <text:p>to play</text:p>
          </table:table-cell>
          <table:table-cell office:value-type="string">
            <text:p>rtse</text:p>
          </table:table-cell>
          <table:table-cell office:value-type="string">
            <text:p>brtses</text:p>
          </table:table-cell>
          <table:table-cell office:value-type="string">
            <text:p>brtse</text:p>
          </table:table-cell>
          <table:table-cell office:value-type="string">
            <text:p>rtses</text:p>
          </table:table-cell>
          <table:table-cell office:value-type="string">
            <text:p>ABC</text:p>
          </table:table-cell>
          <table:table-cell table:style-name="ce8" office:value-type="string">
            <text:p>tsɛ¹</text:p>
          </table:table-cell>
          <table:table-cell table:number-columns-repeated="2" table:style-name="ce8" office:value-type="string">
            <text:p><text:s/>tsɪː¹</text:p>
          </table:table-cell>
          <table:table-cell office:value-type="string">
            <text:p>A(B,C)(B,C)</text:p>
          </table:table-cell>
          <table:table-cell table:style-name="ce23" office:value-type="string">
            <text:p>htse</text:p>
          </table:table-cell>
          <table:table-cell table:number-columns-repeated="2" table:style-name="ce24" office:value-type="string">
            <text:p>htse</text:p>
          </table:table-cell>
          <table:table-cell office:value-type="string">
            <text:p>AAA</text:p>
          </table:table-cell>
          <table:table-cell table:style-name="ce26" office:value-type="string">
            <text:p>tseʔ¹</text:p>
          </table:table-cell>
          <table:table-cell table:number-columns-repeated="2" table:style-name="ce23" office:value-type="string">
            <text:p>tse:¹</text:p>
          </table:table-cell>
          <table:table-cell office:value-type="string">
            <text:p>A'(B,C)(B,C)</text:p>
          </table:table-cell>
          <table:table-cell table:style-name="ce23" office:value-type="string">
            <text:p>ʂtse</text:p>
          </table:table-cell>
          <table:table-cell table:number-columns-repeated="2" table:style-name="ce23" office:value-type="string">
            <text:p>ʂtses</text:p>
          </table:table-cell>
          <table:table-cell table:style-name="ce1" office:value-type="string">
            <text:p>A(B,C)(B,C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play</text:p>
          </table:table-cell>
          <table:table-cell table:number-columns-repeated="996"/>
        </table:table-row>
        <table:table-row table:style-name="ro1">
          <table:table-cell office:value-type="string">
            <text:p>to pull</text:p>
          </table:table-cell>
          <table:table-cell office:value-type="string">
            <text:p>ɴtʰen</text:p>
          </table:table-cell>
          <table:table-cell table:number-columns-repeated="24"/>
          <table:table-cell office:value-type="string">
            <text:p>to pull</text:p>
          </table:table-cell>
          <table:table-cell table:number-columns-repeated="996"/>
        </table:table-row>
        <table:table-row table:style-name="ro4">
          <table:table-cell office:value-type="string">
            <text:p>to pull</text:p>
          </table:table-cell>
          <table:table-cell office:value-type="string">
            <text:p>ɴdren</text:p>
          </table:table-cell>
          <table:table-cell office:value-type="string">
            <text:p>draŋs</text:p>
          </table:table-cell>
          <table:table-cell office:value-type="string">
            <text:p>draŋ</text:p>
          </table:table-cell>
          <table:table-cell office:value-type="string">
            <text:p>droŋs</text:p>
          </table:table-cell>
          <table:table-cell office:value-type="string">
            <text:p>ABC</text:p>
          </table:table-cell>
          <table:table-cell table:style-name="ce8" office:value-type="string">
            <text:p>ndʐẽː²</text:p>
          </table:table-cell>
          <table:table-cell table:style-name="ce8" office:value-type="string">
            <text:p><text:s/>tʂɑː²</text:p>
          </table:table-cell>
          <table:table-cell table:style-name="ce8" office:value-type="string">
            <text:p><text:s/>tʂuː²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to pull</text:p>
          </table:table-cell>
          <table:table-cell table:number-columns-repeated="996"/>
        </table:table-row>
        <table:table-row table:style-name="ro4">
          <table:table-cell office:value-type="string">
            <text:p>to push</text:p>
          </table:table-cell>
          <table:table-cell office:value-type="string">
            <text:p>ɴpʰul</text:p>
          </table:table-cell>
          <table:table-cell table:style-name="ce1"/>
          <table:table-cell table:style-name="ce3" table:number-columns-repeated="2"/>
          <table:table-cell table:style-name="ce3" office:value-type="string">
            <text:p>AAA</text:p>
          </table:table-cell>
          <table:table-cell table:number-columns-repeated="3" table:style-name="ce8" office:value-type="string">
            <text:p>pʰʉː²</text:p>
          </table:table-cell>
          <table:table-cell table:style-name="ce3" office:value-type="string">
            <text:p>AA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11"/>
          <table:table-cell office:value-type="string">
            <text:p>to push</text:p>
          </table:table-cell>
          <table:table-cell table:number-columns-repeated="996"/>
        </table:table-row>
        <table:table-row table:style-name="ro1">
          <table:table-cell office:value-type="string">
            <text:p>to reside (live)</text:p>
          </table:table-cell>
          <table:table-cell office:value-type="string">
            <text:p>sdod</text:p>
          </table:table-cell>
          <table:table-cell table:number-columns-repeated="2" office:value-type="string">
            <text:p>bsdad</text:p>
          </table:table-cell>
          <table:table-cell office:value-type="string">
            <text:p>sdod</text:p>
          </table:table-cell>
          <table:table-cell office:value-type="string">
            <text:p>ABA</text:p>
          </table:table-cell>
          <table:table-cell office:value-type="string">
            <text:p>x</text:p>
          </table:table-cell>
          <table:table-cell table:number-columns-repeated="7"/>
          <table:table-cell office:value-type="string">
            <text:p>x </text:p>
          </table:table-cell>
          <table:table-cell table:number-columns-repeated="11"/>
          <table:table-cell office:value-type="string">
            <text:p>to reside (live)</text:p>
          </table:table-cell>
          <table:table-cell table:number-columns-repeated="996"/>
        </table:table-row>
        <table:table-row table:style-name="ro4">
          <table:table-cell office:value-type="string">
            <text:p>to run</text:p>
          </table:table-cell>
          <table:table-cell table:style-name="ce3" office:value-type="string">
            <text:p>rgʲug</text:p>
          </table:table-cell>
          <table:table-cell office:value-type="string">
            <text:p>brgʲugs</text:p>
          </table:table-cell>
          <table:table-cell table:style-name="ce3" office:value-type="string">
            <text:p>brgʲug</text:p>
          </table:table-cell>
          <table:table-cell table:style-name="ce3" office:value-type="string">
            <text:p>rgʲugs</text:p>
          </table:table-cell>
          <table:table-cell table:style-name="ce3" office:value-type="string">
            <text:p>ABC</text:p>
          </table:table-cell>
          <table:table-cell table:number-columns-repeated="3" table:style-name="ce8" office:value-type="string">
            <text:p>dʑʉ²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ʁdz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dzʊʔ</text:p>
          </table:table-cell>
          <table:table-cell table:style-name="ce21" office:value-type="string">
            <text:p>(A,B,C)(A,B,C)(A,B,C)</text:p>
          </table:table-cell>
          <table:table-cell table:style-name="ce28" office:value-type="string">
            <text:p>rgjuk </text:p>
          </table:table-cell>
          <table:table-cell table:number-columns-repeated="2" table:style-name="ce28" office:value-type="string">
            <text:p>rgjuks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cù</text:p>
          </table:table-cell>
          <table:table-cell table:style-name="ce21" office:value-type="string">
            <text:p>(A,B,C)(A,B,C)(A,B,C)</text:p>
          </table:table-cell>
          <table:table-cell office:value-type="string">
            <text:p>to run</text:p>
          </table:table-cell>
          <table:table-cell table:number-columns-repeated="996"/>
        </table:table-row>
        <table:table-row table:style-name="ro3">
          <table:table-cell office:value-type="string">
            <text:p>to scratch</text:p>
          </table:table-cell>
          <table:table-cell office:value-type="string">
            <text:p>ɴpʰrug</text:p>
          </table:table-cell>
          <table:table-cell table:style-name="ce1" office:value-type="string">
            <text:p>ɴpʰrugs</text:p>
          </table:table-cell>
          <table:table-cell table:style-name="ce3" office:value-type="string">
            <text:p>pʰrugs</text:p>
          </table:table-cell>
          <table:table-cell/>
          <table:table-cell office:value-type="string">
            <text:p>ABC</text:p>
          </table:table-cell>
          <table:table-cell table:number-columns-repeated="3" table:style-name="ce13" office:value-type="string">
            <text:p>tʂʰʊ¹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5" office:value-type="string">
            <text:p>ntʂʰə</text:p>
          </table:table-cell>
          <table:table-cell table:style-name="ce1" office:value-type="string">
            <text:p>(A,B)(A,B)(A,B)</text:p>
          </table:table-cell>
          <table:table-cell table:number-columns-repeated="3" table:style-name="ce23" office:value-type="string">
            <text:p>tʂʰʊʔ</text:p>
          </table:table-cell>
          <table:table-cell table:style-name="ce21" office:value-type="string">
            <text:p>(A,B,C)(A,B,C)(A,B,C)</text:p>
          </table:table-cell>
          <table:table-cell office:value-type="string">
            <text:p>&gt;brap</text:p>
          </table:table-cell>
          <table:table-cell table:number-columns-repeated="7"/>
          <table:table-cell office:value-type="string">
            <text:p>to scratch</text:p>
          </table:table-cell>
          <table:table-cell table:number-columns-repeated="996"/>
        </table:table-row>
        <table:table-row table:style-name="ro4">
          <table:table-cell office:value-type="string">
            <text:p>to see</text:p>
          </table:table-cell>
          <table:table-cell office:value-type="string">
            <text:p>mtʰoŋ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3" table:style-name="ce8" office:value-type="string">
            <text:p>tʰuː²</text:p>
          </table:table-cell>
          <table:table-cell office:value-type="string">
            <text:p>AAA</text:p>
          </table:table-cell>
          <table:table-cell table:number-columns-repeated="3" table:style-name="ce23" office:value-type="string">
            <text:p>ntʰu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tʰũ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tʰoŋ</text:p>
          </table:table-cell>
          <table:table-cell table:style-name="ce1" office:value-type="string">
            <text:p>AAA</text:p>
          </table:table-cell>
          <table:table-cell table:number-columns-repeated="3" table:style-name="ce23" office:value-type="string">
            <text:p>tʰoŋ</text:p>
          </table:table-cell>
          <table:table-cell table:style-name="ce1" office:value-type="string">
            <text:p>AAA</text:p>
          </table:table-cell>
          <table:table-cell office:value-type="string">
            <text:p>to see</text:p>
          </table:table-cell>
          <table:table-cell table:number-columns-repeated="996"/>
        </table:table-row>
        <table:table-row table:style-name="ro4">
          <table:table-cell office:value-type="string">
            <text:p>to shoot (an arrow)</text:p>
          </table:table-cell>
          <table:table-cell office:value-type="string">
            <text:p>ɴpʰen</text:p>
          </table:table-cell>
          <table:table-cell office:value-type="string">
            <text:p>ɴpʰaŋs</text:p>
          </table:table-cell>
          <table:table-cell office:value-type="string">
            <text:p>ɴpʰaŋ</text:p>
          </table:table-cell>
          <table:table-cell office:value-type="string">
            <text:p>ɴpʰoŋs</text:p>
          </table:table-cell>
          <table:table-cell office:value-type="string">
            <text:p>ABC</text:p>
          </table:table-cell>
          <table:table-cell table:style-name="ce8" office:value-type="string">
            <text:p>pʰẽː</text:p>
          </table:table-cell>
          <table:table-cell table:style-name="ce8" office:value-type="string">
            <text:p><text:s/>pʰɑː²</text:p>
          </table:table-cell>
          <table:table-cell table:style-name="ce8" office:value-type="string">
            <text:p>pʰuː²</text:p>
          </table:table-cell>
          <table:table-cell office:value-type="string">
            <text:p>ABC</text:p>
          </table:table-cell>
          <table:table-cell table:style-name="ce23" office:value-type="string">
            <text:p>npʰɛ</text:p>
          </table:table-cell>
          <table:table-cell table:style-name="ce23" office:value-type="string">
            <text:p>npʰɔ</text:p>
          </table:table-cell>
          <table:table-cell table:style-name="ce23" office:value-type="string">
            <text:p>pʰu</text:p>
          </table:table-cell>
          <table:table-cell table:style-name="ce1" office:value-type="string">
            <text:p>ABC</text:p>
          </table:table-cell>
          <table:table-cell table:style-name="ce23" office:value-type="string">
            <text:p>pʰẽ</text:p>
          </table:table-cell>
          <table:table-cell table:style-name="ce23" office:value-type="string">
            <text:p>pʰõ</text:p>
          </table:table-cell>
          <table:table-cell table:style-name="ce23" office:value-type="string">
            <text:p>pʰũ</text:p>
          </table:table-cell>
          <table:table-cell table:style-name="ce1" office:value-type="string">
            <text:p>ABC</text:p>
          </table:table-cell>
          <table:table-cell table:style-name="ce26" office:value-type="string">
            <text:p>pʰaŋ</text:p>
          </table:table-cell>
          <table:table-cell table:style-name="ce23" office:value-type="string">
            <text:p>pʰaŋs</text:p>
          </table:table-cell>
          <table:table-cell table:style-name="ce24" office:value-type="string">
            <text:p>pʰaŋs</text:p>
          </table:table-cell>
          <table:table-cell office:value-type="string">
            <text:p>A'BB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shoot (an arrow)</text:p>
          </table:table-cell>
          <table:table-cell table:number-columns-repeated="996"/>
        </table:table-row>
        <table:table-row table:style-name="ro4">
          <table:table-cell table:style-name="ce2" office:value-type="string">
            <text:p>to sing</text:p>
          </table:table-cell>
          <table:table-cell table:style-name="ce2" office:value-type="string">
            <text:p>gʑas (gtoŋ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lə¹ lẽː²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sing</text:p>
          </table:table-cell>
          <table:table-cell table:style-name="ce20" table:number-columns-repeated="996"/>
        </table:table-row>
        <table:table-row table:style-name="ro3">
          <table:table-cell table:style-name="ce2" office:value-type="string">
            <text:p>to sleep</text:p>
          </table:table-cell>
          <table:table-cell table:style-name="ce2" office:value-type="string">
            <text:p>gɲid (kʰug, ɲal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ɲãː²</text:p>
          </table:table-cell>
          <table:table-cell table:style-name="ce7"/>
          <table:table-cell table:style-name="ce7" office:value-type="string">
            <text:p>ɲũː²</text:p>
          </table:table-cell>
          <table:table-cell table:style-name="ce2"/>
          <table:table-cell table:style-name="ce20" table:number-columns-repeated="16"/>
          <table:table-cell table:style-name="ce2" office:value-type="string">
            <text:p>to sleep</text:p>
          </table:table-cell>
          <table:table-cell table:style-name="ce20" table:number-columns-repeated="996"/>
        </table:table-row>
        <table:table-row table:style-name="ro4">
          <table:table-cell office:value-type="string">
            <text:p>to smell (perceive odor) [transitive]</text:p>
          </table:table-cell>
          <table:table-cell office:value-type="string">
            <text:p>snom</text:p>
          </table:table-cell>
          <table:table-cell office:value-type="string">
            <text:p>bsnams</text:p>
          </table:table-cell>
          <table:table-cell office:value-type="string">
            <text:p>bsnam</text:p>
          </table:table-cell>
          <table:table-cell office:value-type="string">
            <text:p>snoms</text:p>
          </table:table-cell>
          <table:table-cell office:value-type="string">
            <text:p>ABC</text:p>
          </table:table-cell>
          <table:table-cell table:number-columns-repeated="3" table:style-name="ce14" office:value-type="string">
            <text:p>nĩː¹</text:p>
          </table:table-cell>
          <table:table-cell table:style-name="ce22" office:value-type="string">
            <text:p>A'''A'''A'''</text:p>
          </table:table-cell>
          <table:table-cell table:number-columns-repeated="3" table:style-name="ce26" office:value-type="string">
            <text:p>ṇu</text:p>
          </table:table-cell>
          <table:table-cell table:style-name="ce27" office:value-type="string">
            <text:p>A''A''A''</text:p>
          </table:table-cell>
          <table:table-cell table:number-columns-repeated="3" table:style-name="ce26" office:value-type="string">
            <text:p>nʊ:¹</text:p>
          </table:table-cell>
          <table:table-cell table:style-name="ce27" office:value-type="string">
            <text:p>A''A''A''</text:p>
          </table:table-cell>
          <table:table-cell office:value-type="string">
            <text:p>&gt;tri joŋ</text:p>
          </table:table-cell>
          <table:table-cell table:number-columns-repeated="7"/>
          <table:table-cell office:value-type="string">
            <text:p>to smell (perceive odor) [transitive]</text:p>
          </table:table-cell>
          <table:table-cell table:number-columns-repeated="996"/>
        </table:table-row>
        <table:table-row table:style-name="ro3">
          <table:table-cell table:style-name="ce2" office:value-type="string">
            <text:p>to spit</text:p>
          </table:table-cell>
          <table:table-cell table:style-name="ce2" office:value-type="string">
            <text:p>mtɕʰil.ma (dbʲug)</text:p>
          </table:table-cell>
          <table:table-cell table:style-name="ce4"/>
          <table:table-cell table:style-name="ce2" table:number-columns-repeated="3"/>
          <table:table-cell table:style-name="ce7" office:value-type="string">
            <text:p>kʰæːli¹ pʰẽː²</text:p>
          </table:table-cell>
          <table:table-cell table:style-name="ce4"/>
          <table:table-cell table:style-name="ce2" table:number-columns-repeated="2"/>
          <table:table-cell table:style-name="ce20" table:number-columns-repeated="16"/>
          <table:table-cell table:style-name="ce2" office:value-type="string">
            <text:p>to spit</text:p>
          </table:table-cell>
          <table:table-cell table:style-name="ce20" table:number-columns-repeated="996"/>
        </table:table-row>
        <table:table-row table:style-name="ro3">
          <table:table-cell office:value-type="string">
            <text:p>to stand</text:p>
          </table:table-cell>
          <table:table-cell office:value-type="string">
            <text:p>laŋ</text:p>
          </table:table-cell>
          <table:table-cell office:value-type="string">
            <text:p>laŋs</text:p>
          </table:table-cell>
          <table:table-cell office:value-type="string">
            <text:p>laŋ </text:p>
          </table:table-cell>
          <table:table-cell office:value-type="string">
            <text:p>loŋs</text:p>
          </table:table-cell>
          <table:table-cell office:value-type="string">
            <text:p>ABC</text:p>
          </table:table-cell>
          <table:table-cell table:number-columns-repeated="2" table:style-name="ce8" office:value-type="string">
            <text:p>lɑː²</text:p>
          </table:table-cell>
          <table:table-cell table:style-name="ce8" office:value-type="string">
            <text:p><text:s/>luː²</text:p>
          </table:table-cell>
          <table:table-cell office:value-type="string">
            <text:p>(A,B)(A,B)C</text:p>
          </table:table-cell>
          <table:table-cell table:number-columns-repeated="2" table:style-name="ce23" office:value-type="string">
            <text:p>lɔ</text:p>
          </table:table-cell>
          <table:table-cell table:style-name="ce24" office:value-type="string">
            <text:p>lɔ</text:p>
          </table:table-cell>
          <table:table-cell table:style-name="ce1" office:value-type="string">
            <text:p>(A,B)(A,B)(A,B)</text:p>
          </table:table-cell>
          <table:table-cell table:number-columns-repeated="2" table:style-name="ce23" office:value-type="string">
            <text:p>lõ²</text:p>
          </table:table-cell>
          <table:table-cell table:style-name="ce23" office:value-type="string">
            <text:p>lũ²</text:p>
          </table:table-cell>
          <table:table-cell table:style-name="ce1" office:value-type="string">
            <text:p>(A,B)(A,B)C</text:p>
          </table:table-cell>
          <table:table-cell table:style-name="ce24" office:value-type="string">
            <text:p>laŋs</text:p>
          </table:table-cell>
          <table:table-cell table:style-name="ce23" office:value-type="string">
            <text:p>laŋs</text:p>
          </table:table-cell>
          <table:table-cell table:style-name="ce24" office:value-type="string">
            <text:p>laŋs</text:p>
          </table:table-cell>
          <table:table-cell office:value-type="string">
            <text:p>BBB</text:p>
          </table:table-cell>
          <table:table-cell table:number-columns-repeated="2" office:value-type="string">
            <text:p>làŋ</text:p>
          </table:table-cell>
          <table:table-cell office:value-type="string">
            <text:p>lòŋ</text:p>
          </table:table-cell>
          <table:table-cell office:value-type="string">
            <text:p>BBC</text:p>
          </table:table-cell>
          <table:table-cell office:value-type="string">
            <text:p>to stand</text:p>
          </table:table-cell>
          <table:table-cell table:number-columns-repeated="996"/>
        </table:table-row>
        <table:table-row table:style-name="ro4">
          <table:table-cell office:value-type="string">
            <text:p>to steal</text:p>
          </table:table-cell>
          <table:table-cell office:value-type="string">
            <text:p>rku</text:p>
          </table:table-cell>
          <table:table-cell office:value-type="string">
            <text:p>brkus</text:p>
          </table:table-cell>
          <table:table-cell office:value-type="string">
            <text:p>brku</text:p>
          </table:table-cell>
          <table:table-cell office:value-type="string">
            <text:p>rkus</text:p>
          </table:table-cell>
          <table:table-cell office:value-type="string">
            <text:p>ABC</text:p>
          </table:table-cell>
          <table:table-cell table:style-name="ce8" office:value-type="string">
            <text:p>kə¹</text:p>
          </table:table-cell>
          <table:table-cell table:number-columns-repeated="2" table:style-name="ce8" office:value-type="string">
            <text:p><text:s/>kiː¹</text:p>
          </table:table-cell>
          <table:table-cell office:value-type="string">
            <text:p>A(B,C)(B,C)</text:p>
          </table:table-cell>
          <table:table-cell table:number-columns-repeated="3" table:style-name="ce23" office:value-type="string">
            <text:p>hkə</text:p>
          </table:table-cell>
          <table:table-cell table:style-name="ce21" office:value-type="string">
            <text:p>(A,B,C)(A,B,C)(A,B,C)</text:p>
          </table:table-cell>
          <table:table-cell table:style-name="ce23" office:value-type="string">
            <text:p>kə¹</text:p>
          </table:table-cell>
          <table:table-cell table:number-columns-repeated="2" table:style-name="ce23" office:value-type="string">
            <text:p>ki:¹</text:p>
          </table:table-cell>
          <table:table-cell table:style-name="ce1" office:value-type="string">
            <text:p>A(B,C)(B,C)</text:p>
          </table:table-cell>
          <table:table-cell table:style-name="ce23" office:value-type="string">
            <text:p>ʂku</text:p>
          </table:table-cell>
          <table:table-cell table:number-columns-repeated="2" table:style-name="ce23" office:value-type="string">
            <text:p>ʂkus</text:p>
          </table:table-cell>
          <table:table-cell table:style-name="ce1" office:value-type="string">
            <text:p>A(B,C)(B,C)</text:p>
          </table:table-cell>
          <table:table-cell table:number-columns-repeated="3" office:value-type="string">
            <text:p>kỳ</text:p>
          </table:table-cell>
          <table:table-cell office:value-type="string">
            <text:p>(B,C)(B,C)(B,C)</text:p>
          </table:table-cell>
          <table:table-cell office:value-type="string">
            <text:p>to steal</text:p>
          </table:table-cell>
          <table:table-cell table:number-columns-repeated="996"/>
        </table:table-row>
        <table:table-row table:style-name="ro4">
          <table:table-cell office:value-type="string">
            <text:p>to think (reflect)</text:p>
          </table:table-cell>
          <table:table-cell office:value-type="string">
            <text:p>sems</text:p>
          </table:table-cell>
          <table:table-cell office:value-type="string">
            <text:p>bsams</text:p>
          </table:table-cell>
          <table:table-cell office:value-type="string">
            <text:p>bsam </text:p>
          </table:table-cell>
          <table:table-cell office:value-type="string">
            <text:p>soms</text:p>
          </table:table-cell>
          <table:table-cell office:value-type="string">
            <text:p>ABC</text:p>
          </table:table-cell>
          <table:table-cell table:style-name="ce11" office:value-type="string">
            <text:p>sãː¹</text:p>
          </table:table-cell>
          <table:table-cell table:style-name="ce8" office:value-type="string">
            <text:p>sãː¹</text:p>
          </table:table-cell>
          <table:table-cell table:style-name="ce11" office:value-type="string">
            <text:p>sãː¹</text:p>
          </table:table-cell>
          <table:table-cell office:value-type="string">
            <text:p>ABC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11"/>
          <table:table-cell office:value-type="string">
            <text:p>to think (reflect)</text:p>
          </table:table-cell>
          <table:table-cell table:number-columns-repeated="996"/>
        </table:table-row>
        <table:table-row table:style-name="ro4">
          <table:table-cell office:value-type="string">
            <text:p>to throw</text:p>
          </table:table-cell>
          <table:table-cell office:value-type="string">
            <text:p>dbʲug</text:p>
          </table:table-cell>
          <table:table-cell table:style-name="ce1" office:value-type="string">
            <text:p>dbʲugs</text:p>
          </table:table-cell>
          <table:table-cell table:number-columns-repeated="2"/>
          <table:table-cell office:value-type="string">
            <text:p>ABB</text:p>
          </table:table-cell>
          <table:table-cell table:style-name="ce8" office:value-type="string">
            <text:p>jʉ¹</text:p>
          </table:table-cell>
          <table:table-cell table:style-name="ce16"/>
          <table:table-cell table:style-name="ce19"/>
          <table:table-cell office:value-type="string">
            <text:p>ABB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 </text:p>
          </table:table-cell>
          <table:table-cell table:number-columns-repeated="11"/>
          <table:table-cell office:value-type="string">
            <text:p>to throw</text:p>
          </table:table-cell>
          <table:table-cell table:number-columns-repeated="996"/>
        </table:table-row>
        <table:table-row table:style-name="ro5">
          <table:table-cell office:value-type="string">
            <text:p>to vomit</text:p>
          </table:table-cell>
          <table:table-cell office:value-type="string">
            <text:p>skʲug</text:p>
          </table:table-cell>
          <table:table-cell office:value-type="string">
            <text:p>bskʲugs</text:p>
          </table:table-cell>
          <table:table-cell table:style-name="ce3" office:value-type="string">
            <text:p>bskʲug</text:p>
          </table:table-cell>
          <table:table-cell office:value-type="string">
            <text:p>skʲugs</text:p>
          </table:table-cell>
          <table:table-cell office:value-type="string">
            <text:p>ABC</text:p>
          </table:table-cell>
          <table:table-cell table:style-name="ce15" office:value-type="string">
            <text:p>ɕʉ¹dʑɑ¹ pʰẽː²</text:p>
          </table:table-cell>
          <table:table-cell table:number-columns-repeated="3"/>
          <table:table-cell table:number-columns-repeated="3" table:style-name="ce23" office:value-type="string">
            <text:p>sə</text:p>
          </table:table-cell>
          <table:table-cell table:style-name="ce21" office:value-type="string">
            <text:p>(A,B,C)(A,B,C)(A,B,C)</text:p>
          </table:table-cell>
          <table:table-cell table:number-columns-repeated="3" table:style-name="ce23" office:value-type="string">
            <text:p>sʊʔ</text:p>
          </table:table-cell>
          <table:table-cell table:style-name="ce21" office:value-type="string">
            <text:p>(A,B,C)(A,B,C)(A,B,C)</text:p>
          </table:table-cell>
          <table:table-cell table:style-name="ce23" office:value-type="string">
            <text:p>skjuk</text:p>
          </table:table-cell>
          <table:table-cell table:number-columns-repeated="2" table:style-name="ce23" office:value-type="string">
            <text:p>skjuks</text:p>
          </table:table-cell>
          <table:table-cell office:value-type="string">
            <text:p>A(B,C)(B,C)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vomit</text:p>
          </table:table-cell>
          <table:table-cell table:number-columns-repeated="996"/>
        </table:table-row>
        <table:table-row table:style-name="ro1">
          <table:table-cell office:value-type="string">
            <text:p>to walk</text:p>
          </table:table-cell>
          <table:table-cell office:value-type="string">
            <text:p>ɴgro</text:p>
          </table:table-cell>
          <table:table-cell table:number-columns-repeated="4"/>
          <table:table-cell table:style-name="ce2" office:value-type="string">
            <text:p>pʰebs</text:p>
          </table:table-cell>
          <table:table-cell table:number-columns-repeated="19"/>
          <table:table-cell office:value-type="string">
            <text:p>to walk</text:p>
          </table:table-cell>
          <table:table-cell table:number-columns-repeated="996"/>
        </table:table-row>
        <table:table-row table:style-name="ro4">
          <table:table-cell office:value-type="string">
            <text:p>to wipe</text:p>
          </table:table-cell>
          <table:table-cell table:style-name="ce3" office:value-type="string">
            <text:p>ɴbʲid</text:p>
          </table:table-cell>
          <table:table-cell office:value-type="string">
            <text:p>pʰjis</text:p>
          </table:table-cell>
          <table:table-cell table:style-name="ce3" office:value-type="string">
            <text:p>dbʲi</text:p>
          </table:table-cell>
          <table:table-cell office:value-type="string">
            <text:p>pʰjis</text:p>
          </table:table-cell>
          <table:table-cell office:value-type="string">
            <text:p>ABB</text:p>
          </table:table-cell>
          <table:table-cell table:style-name="ce14" office:value-type="string">
            <text:p>ɕʰə¹</text:p>
          </table:table-cell>
          <table:table-cell table:number-columns-repeated="2" table:style-name="ce8" office:value-type="string">
            <text:p><text:s/>ɕʰiː¹</text:p>
          </table:table-cell>
          <table:table-cell office:value-type="string">
            <text:p>A'BB</text:p>
          </table:table-cell>
          <table:table-cell table:style-name="ce26" office:value-type="string">
            <text:p>ntsʰə</text:p>
          </table:table-cell>
          <table:table-cell table:number-columns-repeated="2" table:style-name="ce23" office:value-type="string">
            <text:p>tsʰə</text:p>
          </table:table-cell>
          <table:table-cell table:style-name="ce1" office:value-type="string">
            <text:p>A'BB</text:p>
          </table:table-cell>
          <table:table-cell table:style-name="ce26" office:value-type="string">
            <text:p>sʰə</text:p>
          </table:table-cell>
          <table:table-cell table:number-columns-repeated="2" table:style-name="ce26" office:value-type="string">
            <text:p>sʰiʔ</text:p>
          </table:table-cell>
          <table:table-cell office:value-type="string">
            <text:p>A'B'B'</text:p>
          </table:table-cell>
          <table:table-cell table:style-name="ce26" office:value-type="string">
            <text:p>pʰi</text:p>
          </table:table-cell>
          <table:table-cell table:number-columns-repeated="2" table:style-name="ce23" office:value-type="string">
            <text:p>pʰis</text:p>
          </table:table-cell>
          <table:table-cell office:value-type="string">
            <text:p>A'BB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to wipe</text:p>
          </table:table-cell>
          <table:table-cell table:number-columns-repeated="996"/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3"/>
        </table:table-row>
        <table:table-row table:style-name="ro1" table:number-rows-repeated="9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/>
          <table:table-cell/>
          <table:table-cell table:style-name="ce3"/>
          <table:table-cell table:number-columns-repeated="5"/>
          <table:table-cell table:style-name="Default"/>
          <table:table-cell table:number-columns-repeated="1013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Excel_BuiltIn_Print_Titles_1" table:base-cell-address="$Feuille1.$A$1" table:cell-range-address="$Feuille1.$A$1:.$AMI$1" table:range-usable-as="repeat-column repeat-row"/>
        <table:named-range table:name="Excel_BuiltIn_Print_Area_1" table:base-cell-address="$Feuille1.$A$1" table:cell-range-address="$Feuille1.$A$1:.$D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" svg:font-family="Gentium"/>
    <style:font-face style:name="宋体" svg:font-family="宋体"/>
    <style:font-face style:name="Cambria" svg:font-family="Cambria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￥</number:text>
      <number:number number:decimal-places="0" number:min-integer-digits="1" number:grouping="true"/>
    </number:number-style>
    <number:number-style style:name="N143">
      <style:text-properties fo:color="#ff0000"/>
      <number:text>￥-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￥</number:text>
      <number:number number:decimal-places="2" number:min-integer-digits="1" number:grouping="true"/>
    </number:number-style>
    <number:number-style style:name="N146">
      <style:text-properties fo:color="#ff0000"/>
      <number:text>￥-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￥</number:text>
      <number:number number:decimal-places="0" number:min-integer-digits="1" number:grouping="true"/>
      <number:text> </number:text>
    </number:number-style>
    <number:number-style style:name="N150P1" style:volatile="true">
      <number:text> ￥-</number:text>
      <number:number number:decimal-places="0" number:min-integer-digits="1" number:grouping="true"/>
      <number:text> </number:text>
    </number:number-style>
    <number:number-style style:name="N150P2" style:volatile="true">
      <number:text> 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￥</number:text>
      <number:number number:decimal-places="2" number:min-integer-digits="1" number:grouping="true"/>
      <number:text> </number:text>
    </number:number-style>
    <number:number-style style:name="N158P1" style:volatile="true">
      <number:text> ￥-</number:text>
      <number:number number:decimal-places="2" number:min-integer-digits="1" number:grouping="true"/>
      <number:text> </number:text>
    </number:number-style>
    <number:number-style style:name="N158P2" style:volatile="true">
      <number:text> ￥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 </number:text>
    </number:number-style>
    <number:number-style style:name="N162P1" style:volatile="true">
      <number:text> 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0" style:diagonal-bl-tr="none" style:diagonal-tl-br="none" fo:border="0.035cm solid #c0c0c0"/>
    </style:style>
    <style:style style:name="Entrée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" style:display-name="常规_Sheet1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" style:display-name="常规_新发现语言调查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" style:display-name="常规_新发现语言调查表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" style:display-name="常规_新发现语言调查表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" style:display-name="常规_新发现语言调查表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" style:display-name="常规_新发现语言调查表_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" style:display-name="常规_Sheet1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" style:display-name="常规_新发现语言调查表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" style:display-name="常规_新发现语言调查表_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" style:display-name="常规_新发现语言调查表_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" style:display-name="常规_新发现语言调查表_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" style:display-name="常规_新发现语言调查表_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" style:display-name="常规_Sheet1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" style:display-name="常规_新发现语言调查表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" style:display-name="常规_新发现语言调查表_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" style:display-name="常规_新发现语言调查表_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" style:display-name="常规_新发现语言调查表_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" style:display-name="常规_新发现语言调查表_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" style:display-name="常规_Sheet1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" style:display-name="常规_新发现语言调查表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" style:display-name="常规_新发现语言调查表_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" style:display-name="常规_新发现语言调查表_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" style:display-name="常规_新发现语言调查表_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" style:display-name="常规_新发现语言调查表_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" style:display-name="常规_Sheet1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" style:display-name="常规_新发现语言调查表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" style:display-name="常规_新发现语言调查表_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" style:display-name="常规_新发现语言调查表_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" style:display-name="常规_新发现语言调查表_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" style:display-name="常规_新发现语言调查表_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5" style:display-name="常规_Sheet1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5" style:display-name="常规_新发现语言调查表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5" style:display-name="常规_新发现语言调查表_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5" style:display-name="常规_新发现语言调查表_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5" style:display-name="常规_新发现语言调查表_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5" style:display-name="常规_新发现语言调查表_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6" style:display-name="常规_Sheet1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6" style:display-name="常规_新发现语言调查表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6" style:display-name="常规_新发现语言调查表_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6" style:display-name="常规_新发现语言调查表_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6" style:display-name="常规_新发现语言调查表_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6" style:display-name="常规_新发现语言调查表_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7" style:display-name="常规_Sheet1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7" style:display-name="常规_新发现语言调查表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7" style:display-name="常规_新发现语言调查表_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7" style:display-name="常规_新发现语言调查表_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7" style:display-name="常规_新发现语言调查表_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7" style:display-name="常规_新发现语言调查表_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8" style:display-name="常规_Sheet1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8" style:display-name="常规_新发现语言调查表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8" style:display-name="常规_新发现语言调查表_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8" style:display-name="常规_新发现语言调查表_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8" style:display-name="常规_新发现语言调查表_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8" style:display-name="常规_新发现语言调查表_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9" style:display-name="常规_Sheet1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9" style:display-name="常规_新发现语言调查表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9" style:display-name="常规_新发现语言调查表_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9" style:display-name="常规_新发现语言调查表_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9" style:display-name="常规_新发现语言调查表_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9" style:display-name="常规_新发现语言调查表_4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0" style:display-name="常规_Sheet1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0" style:display-name="常规_新发现语言调查表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0" style:display-name="常规_新发现语言调查表_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0" style:display-name="常规_新发现语言调查表_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0" style:display-name="常规_新发现语言调查表_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0" style:display-name="常规_新发现语言调查表_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1" style:display-name="常规_Sheet1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1" style:display-name="常规_新发现语言调查表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1" style:display-name="常规_新发现语言调查表_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1" style:display-name="常规_新发现语言调查表_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1" style:display-name="常规_新发现语言调查表_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1" style:display-name="常规_新发现语言调查表_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2" style:display-name="常规_Sheet1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2" style:display-name="常规_新发现语言调查表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2" style:display-name="常规_新发现语言调查表_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2" style:display-name="常规_新发现语言调查表_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2" style:display-name="常规_新发现语言调查表_3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2" style:display-name="常规_新发现语言调查表_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3" style:display-name="常规_Sheet1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3" style:display-name="常规_新发现语言调查表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3" style:display-name="常规_新发现语言调查表_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3" style:display-name="常规_新发现语言调查表_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3" style:display-name="常规_新发现语言调查表_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3" style:display-name="常规_新发现语言调查表_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4" style:display-name="常规_Sheet1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4" style:display-name="常规_新发现语言调查表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4" style:display-name="常规_新发现语言调查表_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4" style:display-name="常规_新发现语言调查表_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4" style:display-name="常规_新发现语言调查表_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4" style:display-name="常规_新发现语言调查表_4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5" style:display-name="常规_Sheet1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5" style:display-name="常规_新发现语言调查表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5" style:display-name="常规_新发现语言调查表_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5" style:display-name="常规_新发现语言调查表_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5" style:display-name="常规_新发现语言调查表_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5" style:display-name="常规_新发现语言调查表_4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6" style:display-name="20 % - Accent1 1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6" style:display-name="2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6" style:display-name="20 % - Accent3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6" style:display-name="20 % - Accent4 1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6" style:display-name="2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6" style:display-name="2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6" style:display-name="40 % - Accent1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6" style:display-name="4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6" style:display-name="40 % - Accent3 1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6" style:display-name="40 % - Accent4 1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6" style:display-name="40 % - Accent5 1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6" style:display-name="40 % - Accent6 1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6" style:display-name="60 % - Accent1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6" style:display-name="60 % - 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6" style:display-name="60 % - 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6" style:display-name="60 % - Accent4 1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6" style:display-name="60 % - Accent5 1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6" style:display-name="60 % - Accent6 1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6" style:display-name="Accent1 1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6" style:display-name="Accent2 1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6" style:display-name="Accent3 1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6" style:display-name="Accent4 1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6" style:display-name="Accent5 1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6" style:display-name="Accent6 1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6" style:display-name="Avertissement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6" style:display-name="Calcul 1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6" style:display-name="Cellule liée 1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6" style:display-name="Commentaire 1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6" style:display-name="Entrée 1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6" style:display-name="Insatisfaisant 1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6" style:display-name="Neutre 1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6" style:display-name="Satisfaisant 1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6" style:display-name="Sortie 1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6" style:display-name="Texte explicatif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7" style:display-name="Titre 1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6" style:display-name="Titre 1 1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6" style:display-name="Titre 2 1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6" style:display-name="Titre 3 1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6" style:display-name="Titre 4 1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6" style:display-name="Total 1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6" style:display-name="Vérification 1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6" style:display-name="常规_Sheet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6" style:display-name="常规_Sheet1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6" style:display-name="常规_新发现语言调查表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6" style:display-name="常规_新发现语言调查表_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6" style:display-name="常规_新发现语言调查表_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6" style:display-name="常规_新发现语言调查表_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6" style:display-name="常规_新发现语言调查表_4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7" style:display-name="20 % - Accent1 1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7" style:display-name="2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7" style:display-name="20 % - Accent3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7" style:display-name="20 % - Accent4 1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7" style:display-name="2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7" style:display-name="2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7" style:display-name="40 % - Accent1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7" style:display-name="40 % - Accent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7" style:display-name="40 % - Accent3 1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7" style:display-name="40 % - Accent4 1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7" style:display-name="40 % - Accent5 1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7" style:display-name="40 % - Accent6 1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7" style:display-name="60 % - Accent1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7" style:display-name="60 % - 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7" style:display-name="60 % - 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7" style:display-name="60 % - Accent4 1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7" style:display-name="60 % - Accent5 1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7" style:display-name="60 % - Accent6 1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7" style:display-name="Accent1 1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7" style:display-name="Accent2 1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7" style:display-name="Accent3 1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7" style:display-name="Accent4 1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7" style:display-name="Accent5 1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7" style:display-name="Accent6 1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7" style:display-name="Avertissement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7" style:display-name="Calcul 1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7" style:display-name="Cellule liée 1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7" style:display-name="Commentaire 1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7" style:display-name="Entrée 1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7" style:display-name="Insatisfaisant 1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7" style:display-name="Neutre 1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7" style:display-name="Satisfaisant 1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7" style:display-name="Sortie 1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7" style:display-name="Texte explicatif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8" style:display-name="Titre 1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7" style:display-name="Titre 1 1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7" style:display-name="Titre 2 1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7" style:display-name="Titre 3 1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7" style:display-name="Titre 4 1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7" style:display-name="Total 1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7" style:display-name="Vérification 1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7" style:display-name="常规_Sheet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7" style:display-name="常规_Sheet1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7" style:display-name="常规_新发现语言调查表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7" style:display-name="常规_新发现语言调查表_1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7" style:display-name="常规_新发现语言调查表_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7" style:display-name="常规_新发现语言调查表_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7" style:display-name="常规_新发现语言调查表_4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8" style:display-name="20 % - Accent1 1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8" style:display-name="2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8" style:display-name="20 % - Accent3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8" style:display-name="20 % - Accent4 1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8" style:display-name="2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8" style:display-name="2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8" style:display-name="40 % - Accent1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8" style:display-name="40 % - Accent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8" style:display-name="40 % - Accent3 1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8" style:display-name="40 % - Accent4 1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8" style:display-name="40 % - Accent5 1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8" style:display-name="40 % - Accent6 1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8" style:display-name="60 % - Accent1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8" style:display-name="60 % - 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8" style:display-name="60 % - 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8" style:display-name="60 % - Accent4 1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8" style:display-name="60 % - Accent5 1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8" style:display-name="60 % - Accent6 1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8" style:display-name="Accent1 1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8" style:display-name="Accent2 1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8" style:display-name="Accent3 1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8" style:display-name="Accent4 1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8" style:display-name="Accent5 1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8" style:display-name="Accent6 1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8" style:display-name="Avertissement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8" style:display-name="Calcul 1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8" style:display-name="Cellule liée 1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8" style:display-name="Commentaire 1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8" style:display-name="Entrée 1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8" style:display-name="Insatisfaisant 1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8" style:display-name="Neutre 1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8" style:display-name="Satisfaisant 1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8" style:display-name="Sortie 1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8" style:display-name="Texte explicatif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9" style:display-name="Titre 1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8" style:display-name="Titre 1 1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8" style:display-name="Titre 2 1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8" style:display-name="Titre 3 1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8" style:display-name="Titre 4 1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8" style:display-name="Total 1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8" style:display-name="Vérification 1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8" style:display-name="常规_Sheet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8" style:display-name="常规_Sheet1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8" style:display-name="常规_新发现语言调查表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8" style:display-name="常规_新发现语言调查表_1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8" style:display-name="常规_新发现语言调查表_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8" style:display-name="常规_新发现语言调查表_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8" style:display-name="常规_新发现语言调查表_4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19" style:display-name="20 % - Accent1 1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9" style:display-name="2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9" style:display-name="20 % - Accent3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9" style:display-name="20 % - Accent4 1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9" style:display-name="2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9" style:display-name="2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9" style:display-name="40 % - Accent1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9" style:display-name="40 % - Accent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9" style:display-name="40 % - Accent3 1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9" style:display-name="40 % - Accent4 1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9" style:display-name="40 % - Accent5 1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9" style:display-name="40 % - Accent6 1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9" style:display-name="60 % - Accent1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9" style:display-name="60 % - 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9" style:display-name="60 % - 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9" style:display-name="60 % - Accent4 1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9" style:display-name="60 % - Accent5 1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9" style:display-name="60 % - Accent6 1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9" style:display-name="Accent1 1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9" style:display-name="Accent2 1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9" style:display-name="Accent3 1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9" style:display-name="Accent4 1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9" style:display-name="Accent5 1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9" style:display-name="Accent6 1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9" style:display-name="Avertissement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9" style:display-name="Calcul 1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9" style:display-name="Cellule liée 1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9" style:display-name="Commentaire 1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19" style:display-name="Entrée 1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9" style:display-name="Insatisfaisant 1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9" style:display-name="Neutre 1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9" style:display-name="Satisfaisant 1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9" style:display-name="Sortie 1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9" style:display-name="Texte explicatif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0" style:display-name="Titre 2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9" style:display-name="Titre 1 1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9" style:display-name="Titre 2 1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9" style:display-name="Titre 3 1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9" style:display-name="Titre 4 1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9" style:display-name="Total 1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9" style:display-name="Vérification 1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9" style:display-name="常规_Sheet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19" style:display-name="常规_Sheet1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19" style:display-name="常规_新发现语言调查表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19" style:display-name="常规_新发现语言调查表_1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19" style:display-name="常规_新发现语言调查表_2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19" style:display-name="常规_新发现语言调查表_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19" style:display-name="常规_新发现语言调查表_4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0" style:display-name="20 % - Accent1 2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0" style:display-name="2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0" style:display-name="20 % - Accent3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0" style:display-name="20 % - Accent4 2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0" style:display-name="2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0" style:display-name="2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0" style:display-name="40 % - Accent1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0" style:display-name="40 % - Accent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0" style:display-name="40 % - Accent3 2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0" style:display-name="40 % - Accent4 2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0" style:display-name="40 % - Accent5 2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0" style:display-name="40 % - Accent6 2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0" style:display-name="60 % - Accent1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0" style:display-name="60 % - 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0" style:display-name="60 % - 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0" style:display-name="60 % - Accent4 2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0" style:display-name="60 % - Accent5 2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0" style:display-name="60 % - Accent6 2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0" style:display-name="Accent1 2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0" style:display-name="Accent2 2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0" style:display-name="Accent3 2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0" style:display-name="Accent4 2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0" style:display-name="Accent5 2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0" style:display-name="Accent6 2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0" style:display-name="Avertissement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0" style:display-name="Calcul 2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0" style:display-name="Cellule liée 2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0" style:display-name="Commentaire 2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0" style:display-name="Entrée 2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0" style:display-name="Insatisfaisant 2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0" style:display-name="Neutre 2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0" style:display-name="Satisfaisant 2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0" style:display-name="Sortie 2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0" style:display-name="Texte explicatif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1" style:display-name="Titre 2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0" style:display-name="Titre 1 2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0" style:display-name="Titre 2 2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0" style:display-name="Titre 3 2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0" style:display-name="Titre 4 2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0" style:display-name="Total 2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0" style:display-name="Vérification 2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0" style:display-name="常规_Sheet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0" style:display-name="常规_Sheet1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0" style:display-name="常规_新发现语言调查表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0" style:display-name="常规_新发现语言调查表_1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0" style:display-name="常规_新发现语言调查表_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0" style:display-name="常规_新发现语言调查表_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0" style:display-name="常规_新发现语言调查表_4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1" style:display-name="20 % - Accent1 2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1" style:display-name="2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1" style:display-name="20 % - Accent3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1" style:display-name="20 % - Accent4 2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1" style:display-name="2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1" style:display-name="2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1" style:display-name="40 % - Accent1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1" style:display-name="40 % - Accent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1" style:display-name="40 % - Accent3 2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1" style:display-name="40 % - Accent4 2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1" style:display-name="40 % - Accent5 2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1" style:display-name="40 % - Accent6 2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1" style:display-name="60 % - Accent1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1" style:display-name="60 % - 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1" style:display-name="60 % - 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1" style:display-name="60 % - Accent4 2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1" style:display-name="60 % - Accent5 2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1" style:display-name="60 % - Accent6 2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1" style:display-name="Accent1 2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1" style:display-name="Accent2 2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1" style:display-name="Accent3 2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1" style:display-name="Accent4 2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1" style:display-name="Accent5 2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1" style:display-name="Accent6 2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1" style:display-name="Avertissement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1" style:display-name="Calcul 2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1" style:display-name="Cellule liée 2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1" style:display-name="Commentaire 2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1" style:display-name="Entrée 2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1" style:display-name="Insatisfaisant 2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1" style:display-name="Neutre 2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1" style:display-name="Satisfaisant 2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1" style:display-name="Sortie 2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1" style:display-name="Texte explicatif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2" style:display-name="Titre 2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1" style:display-name="Titre 1 2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1" style:display-name="Titre 2 2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1" style:display-name="Titre 3 2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1" style:display-name="Titre 4 2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1" style:display-name="Total 2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1" style:display-name="Vérification 2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1" style:display-name="常规_Sheet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1" style:display-name="常规_Sheet1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1" style:display-name="常规_新发现语言调查表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1" style:display-name="常规_新发现语言调查表_1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1" style:display-name="常规_新发现语言调查表_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1" style:display-name="常规_新发现语言调查表_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1" style:display-name="常规_新发现语言调查表_4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2" style:display-name="20 % - Accent1 2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2" style:display-name="2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2" style:display-name="20 % - Accent3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2" style:display-name="20 % - Accent4 2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2" style:display-name="2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2" style:display-name="2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2" style:display-name="40 % - Accent1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2" style:display-name="40 % - Accent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2" style:display-name="40 % - Accent3 2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2" style:display-name="40 % - Accent4 2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2" style:display-name="40 % - Accent5 2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2" style:display-name="40 % - Accent6 2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2" style:display-name="60 % - Accent1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2" style:display-name="60 % - 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2" style:display-name="60 % - 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2" style:display-name="60 % - Accent4 2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2" style:display-name="60 % - Accent5 2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2" style:display-name="60 % - Accent6 2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2" style:display-name="Accent1 2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2" style:display-name="Accent2 2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2" style:display-name="Accent3 2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2" style:display-name="Accent4 2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2" style:display-name="Accent5 2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2" style:display-name="Accent6 2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2" style:display-name="Avertissement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2" style:display-name="Calcul 2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2" style:display-name="Cellule liée 2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2" style:display-name="Commentaire 2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2" style:display-name="Entrée 2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2" style:display-name="Insatisfaisant 2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2" style:display-name="Neutre 2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2" style:display-name="Satisfaisant 2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2" style:display-name="Sortie 2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2" style:display-name="Texte explicatif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3" style:display-name="Titre 2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2" style:display-name="Titre 1 2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2" style:display-name="Titre 2 2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2" style:display-name="Titre 3 2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2" style:display-name="Titre 4 2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2" style:display-name="Total 2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2" style:display-name="Vérification 2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2" style:display-name="常规_Sheet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2" style:display-name="常规_Sheet1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2" style:display-name="常规_新发现语言调查表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2" style:display-name="常规_新发现语言调查表_1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2" style:display-name="常规_新发现语言调查表_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2" style:display-name="常规_新发现语言调查表_3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2" style:display-name="常规_新发现语言调查表_4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3" style:display-name="20 % - Accent1 2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3" style:display-name="2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3" style:display-name="20 % - Accent3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3" style:display-name="20 % - Accent4 2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3" style:display-name="2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3" style:display-name="2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3" style:display-name="40 % - Accent1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3" style:display-name="40 % - Accent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3" style:display-name="40 % - Accent3 2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3" style:display-name="40 % - Accent4 2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3" style:display-name="40 % - Accent5 2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3" style:display-name="40 % - Accent6 2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3" style:display-name="60 % - Accent1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3" style:display-name="60 % - 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3" style:display-name="60 % - 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3" style:display-name="60 % - Accent4 2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3" style:display-name="60 % - Accent5 2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3" style:display-name="60 % - Accent6 2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3" style:display-name="Accent1 2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3" style:display-name="Accent2 2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3" style:display-name="Accent3 2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3" style:display-name="Accent4 2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3" style:display-name="Accent5 2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3" style:display-name="Accent6 2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3" style:display-name="Avertissement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3" style:display-name="Calcul 2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3" style:display-name="Cellule liée 2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3" style:display-name="Commentaire 2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3" style:display-name="Entrée 2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3" style:display-name="Insatisfaisant 2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3" style:display-name="Neutre 2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3" style:display-name="Satisfaisant 2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3" style:display-name="Sortie 2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3" style:display-name="Texte explicatif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4" style:display-name="Titre 2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3" style:display-name="Titre 1 2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3" style:display-name="Titre 2 2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3" style:display-name="Titre 3 2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3" style:display-name="Titre 4 2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3" style:display-name="Total 2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3" style:display-name="Vérification 2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3" style:display-name="常规_Sheet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3" style:display-name="常规_Sheet1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3" style:display-name="常规_新发现语言调查表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3" style:display-name="常规_新发现语言调查表_1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3" style:display-name="常规_新发现语言调查表_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3" style:display-name="常规_新发现语言调查表_3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3" style:display-name="常规_新发现语言调查表_4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4" style:display-name="20 % - Accent1 2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4" style:display-name="2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4" style:display-name="20 % - Accent3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4" style:display-name="20 % - Accent4 2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4" style:display-name="2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4" style:display-name="2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4" style:display-name="40 % - Accent1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4" style:display-name="40 % - Accent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4" style:display-name="40 % - Accent3 2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4" style:display-name="40 % - Accent4 2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4" style:display-name="40 % - Accent5 2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4" style:display-name="40 % - Accent6 2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4" style:display-name="60 % - Accent1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4" style:display-name="60 % - 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4" style:display-name="60 % - 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4" style:display-name="60 % - Accent4 2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4" style:display-name="60 % - Accent5 2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4" style:display-name="60 % - Accent6 2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4" style:display-name="Accent1 2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4" style:display-name="Accent2 2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4" style:display-name="Accent3 2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4" style:display-name="Accent4 2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4" style:display-name="Accent5 2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4" style:display-name="Accent6 2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4" style:display-name="Avertissement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4" style:display-name="Calcul 2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4" style:display-name="Cellule liée 2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4" style:display-name="Commentaire 2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4" style:display-name="Entrée 2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4" style:display-name="Insatisfaisant 2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4" style:display-name="Neutre 2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4" style:display-name="Satisfaisant 2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4" style:display-name="Sortie 2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4" style:display-name="Texte explicatif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5" style:display-name="Titre 2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4" style:display-name="Titre 1 2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4" style:display-name="Titre 2 2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4" style:display-name="Titre 3 2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4" style:display-name="Titre 4 2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4" style:display-name="Total 2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4" style:display-name="Vérification 2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4" style:display-name="常规_Sheet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4" style:display-name="常规_Sheet1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4" style:display-name="常规_新发现语言调查表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4" style:display-name="常规_新发现语言调查表_1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4" style:display-name="常规_新发现语言调查表_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4" style:display-name="常规_新发现语言调查表_3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4" style:display-name="常规_新发现语言调查表_4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5" style:display-name="20 % - Accent1 2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5" style:display-name="2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5" style:display-name="20 % - Accent3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5" style:display-name="20 % - Accent4 2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5" style:display-name="2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5" style:display-name="2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5" style:display-name="40 % - Accent1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5" style:display-name="40 % - Accent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5" style:display-name="40 % - Accent3 2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5" style:display-name="40 % - Accent4 2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5" style:display-name="40 % - Accent5 2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5" style:display-name="40 % - Accent6 2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5" style:display-name="60 % - Accent1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5" style:display-name="60 % - 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5" style:display-name="60 % - 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5" style:display-name="60 % - Accent4 2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5" style:display-name="60 % - Accent5 2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5" style:display-name="60 % - Accent6 2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5" style:display-name="Accent1 2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5" style:display-name="Accent2 2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5" style:display-name="Accent3 2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5" style:display-name="Accent4 2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5" style:display-name="Accent5 2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5" style:display-name="Accent6 2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5" style:display-name="Avertissement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5" style:display-name="Calcul 2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5" style:display-name="Cellule liée 2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5" style:display-name="Commentaire 2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5" style:display-name="Entrée 2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5" style:display-name="Insatisfaisant 2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5" style:display-name="Neutre 2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5" style:display-name="Satisfaisant 2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5" style:display-name="Sortie 2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5" style:display-name="Texte explicatif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6" style:display-name="Titre 2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5" style:display-name="Titre 1 2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5" style:display-name="Titre 2 2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5" style:display-name="Titre 3 2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5" style:display-name="Titre 4 2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5" style:display-name="Total 2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5" style:display-name="Vérification 2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5" style:display-name="常规_Sheet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5" style:display-name="常规_Sheet1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5" style:display-name="常规_新发现语言调查表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5" style:display-name="常规_新发现语言调查表_1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5" style:display-name="常规_新发现语言调查表_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5" style:display-name="常规_新发现语言调查表_3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5" style:display-name="常规_新发现语言调查表_4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6" style:display-name="20 % - Accent1 2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6" style:display-name="2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6" style:display-name="20 % - Accent3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6" style:display-name="20 % - Accent4 2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6" style:display-name="2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6" style:display-name="2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6" style:display-name="40 % - Accent1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6" style:display-name="40 % - Accent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6" style:display-name="40 % - Accent3 2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6" style:display-name="40 % - Accent4 2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6" style:display-name="40 % - Accent5 2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6" style:display-name="40 % - Accent6 2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6" style:display-name="60 % - Accent1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6" style:display-name="60 % - 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6" style:display-name="60 % - 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6" style:display-name="60 % - Accent4 2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6" style:display-name="60 % - Accent5 2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6" style:display-name="60 % - Accent6 2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6" style:display-name="Accent1 2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6" style:display-name="Accent2 2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6" style:display-name="Accent3 2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6" style:display-name="Accent4 2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6" style:display-name="Accent5 2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6" style:display-name="Accent6 2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6" style:display-name="Avertissement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6" style:display-name="Calcul 2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6" style:display-name="Cellule liée 2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6" style:display-name="Commentaire 2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6" style:display-name="Entrée 2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6" style:display-name="Insatisfaisant 2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6" style:display-name="Neutre 2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6" style:display-name="Satisfaisant 2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6" style:display-name="Sortie 2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6" style:display-name="Texte explicatif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7" style:display-name="Titre 2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6" style:display-name="Titre 1 2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6" style:display-name="Titre 2 2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6" style:display-name="Titre 3 2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6" style:display-name="Titre 4 2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6" style:display-name="Total 2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6" style:display-name="Vérification 2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6" style:display-name="常规_Sheet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6" style:display-name="常规_Sheet1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6" style:display-name="常规_新发现语言调查表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6" style:display-name="常规_新发现语言调查表_1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6" style:display-name="常规_新发现语言调查表_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6" style:display-name="常规_新发现语言调查表_3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6" style:display-name="常规_新发现语言调查表_4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7" style:display-name="20 % - Accent1 2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7" style:display-name="2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7" style:display-name="20 % - Accent3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7" style:display-name="20 % - Accent4 2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7" style:display-name="2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7" style:display-name="2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7" style:display-name="40 % - Accent1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7" style:display-name="40 % - Accent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7" style:display-name="40 % - Accent3 2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7" style:display-name="40 % - Accent4 2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7" style:display-name="40 % - Accent5 2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7" style:display-name="40 % - Accent6 2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7" style:display-name="60 % - Accent1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7" style:display-name="60 % - 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7" style:display-name="60 % - 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7" style:display-name="60 % - Accent4 2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7" style:display-name="60 % - Accent5 2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7" style:display-name="60 % - Accent6 2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7" style:display-name="Accent1 2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7" style:display-name="Accent2 2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7" style:display-name="Accent3 2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7" style:display-name="Accent4 2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7" style:display-name="Accent5 2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7" style:display-name="Accent6 2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7" style:display-name="Avertissement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7" style:display-name="Calcul 2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7" style:display-name="Cellule liée 2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7" style:display-name="Commentaire 2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7" style:display-name="Entrée 2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7" style:display-name="Insatisfaisant 2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7" style:display-name="Neutre 2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7" style:display-name="Satisfaisant 2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7" style:display-name="Sortie 2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7" style:display-name="Texte explicatif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8" style:display-name="Titre 2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7" style:display-name="Titre 1 2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7" style:display-name="Titre 2 2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7" style:display-name="Titre 3 2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7" style:display-name="Titre 4 2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7" style:display-name="Total 2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7" style:display-name="Vérification 2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7" style:display-name="常规_Sheet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7" style:display-name="常规_Sheet1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7" style:display-name="常规_新发现语言调查表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7" style:display-name="常规_新发现语言调查表_1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7" style:display-name="常规_新发现语言调查表_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7" style:display-name="常规_新发现语言调查表_3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7" style:display-name="常规_新发现语言调查表_4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8" style:display-name="20 % - Accent1 2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8" style:display-name="2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8" style:display-name="20 % - Accent3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8" style:display-name="20 % - Accent4 2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8" style:display-name="2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8" style:display-name="2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8" style:display-name="40 % - Accent1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8" style:display-name="40 % - Accent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8" style:display-name="40 % - Accent3 2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8" style:display-name="40 % - Accent4 2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8" style:display-name="40 % - Accent5 2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8" style:display-name="40 % - Accent6 2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8" style:display-name="60 % - Accent1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8" style:display-name="60 % - 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8" style:display-name="60 % - 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8" style:display-name="60 % - Accent4 2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8" style:display-name="60 % - Accent5 2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8" style:display-name="60 % - Accent6 2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8" style:display-name="Accent1 2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8" style:display-name="Accent2 2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8" style:display-name="Accent3 2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8" style:display-name="Accent4 2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8" style:display-name="Accent5 2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8" style:display-name="Accent6 2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8" style:display-name="Avertissement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8" style:display-name="Calcul 2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8" style:display-name="Cellule liée 2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8" style:display-name="Commentaire 2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8" style:display-name="Entrée 2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8" style:display-name="Insatisfaisant 2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8" style:display-name="Neutre 2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8" style:display-name="Satisfaisant 2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8" style:display-name="Sortie 2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8" style:display-name="Texte explicatif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9" style:display-name="Titre 2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8" style:display-name="Titre 1 2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8" style:display-name="Titre 2 2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8" style:display-name="Titre 3 2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8" style:display-name="Titre 4 2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8" style:display-name="Total 2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8" style:display-name="Vérification 2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8" style:display-name="常规_Sheet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8" style:display-name="常规_Sheet1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8" style:display-name="常规_新发现语言调查表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8" style:display-name="常规_新发现语言调查表_1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8" style:display-name="常规_新发现语言调查表_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8" style:display-name="常规_新发现语言调查表_3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8" style:display-name="常规_新发现语言调查表_4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29" style:display-name="20 % - Accent1 2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9" style:display-name="2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9" style:display-name="20 % - Accent3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9" style:display-name="20 % - Accent4 2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9" style:display-name="2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9" style:display-name="2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9" style:display-name="40 % - Accent1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9" style:display-name="40 % - Accent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9" style:display-name="40 % - Accent3 2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9" style:display-name="40 % - Accent4 2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9" style:display-name="40 % - Accent5 2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9" style:display-name="40 % - Accent6 2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9" style:display-name="60 % - Accent1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9" style:display-name="60 % - 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9" style:display-name="60 % - 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9" style:display-name="60 % - Accent4 2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9" style:display-name="60 % - Accent5 2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9" style:display-name="60 % - Accent6 2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9" style:display-name="Accent1 2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9" style:display-name="Accent2 2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9" style:display-name="Accent3 2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9" style:display-name="Accent4 2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9" style:display-name="Accent5 2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9" style:display-name="Accent6 2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9" style:display-name="Avertissement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9" style:display-name="Calcul 2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9" style:display-name="Cellule liée 2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9" style:display-name="Commentaire 2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29" style:display-name="Entrée 2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9" style:display-name="Insatisfaisant 2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9" style:display-name="Neutre 2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9" style:display-name="Satisfaisant 2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9" style:display-name="Sortie 2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9" style:display-name="Texte explicatif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0" style:display-name="Titre 3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9" style:display-name="Titre 1 2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9" style:display-name="Titre 2 2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9" style:display-name="Titre 3 2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9" style:display-name="Titre 4 2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9" style:display-name="Total 2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9" style:display-name="Vérification 2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9" style:display-name="常规_Sheet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29" style:display-name="常规_Sheet1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29" style:display-name="常规_新发现语言调查表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29" style:display-name="常规_新发现语言调查表_1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29" style:display-name="常规_新发现语言调查表_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29" style:display-name="常规_新发现语言调查表_3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29" style:display-name="常规_新发现语言调查表_4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0" style:display-name="20 % - Accent1 3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0" style:display-name="2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0" style:display-name="20 % - Accent3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0" style:display-name="20 % - Accent4 3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0" style:display-name="2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0" style:display-name="2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0" style:display-name="40 % - Accent1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0" style:display-name="40 % - Accent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0" style:display-name="40 % - Accent3 3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0" style:display-name="40 % - Accent4 3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0" style:display-name="40 % - Accent5 3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0" style:display-name="40 % - Accent6 3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0" style:display-name="60 % - Accent1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0" style:display-name="60 % - 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0" style:display-name="60 % - 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0" style:display-name="60 % - Accent4 3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0" style:display-name="60 % - Accent5 3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0" style:display-name="60 % - Accent6 3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0" style:display-name="Accent1 3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0" style:display-name="Accent2 3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0" style:display-name="Accent3 3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0" style:display-name="Accent4 3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0" style:display-name="Accent5 3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0" style:display-name="Accent6 3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0" style:display-name="Avertissement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0" style:display-name="Calcul 3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0" style:display-name="Cellule liée 3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0" style:display-name="Commentaire 3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0" style:display-name="Entrée 3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0" style:display-name="Insatisfaisant 3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0" style:display-name="Neutre 3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0" style:display-name="Satisfaisant 3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0" style:display-name="Sortie 3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0" style:display-name="Texte explicatif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1" style:display-name="Titre 3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0" style:display-name="Titre 1 3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0" style:display-name="Titre 2 3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0" style:display-name="Titre 3 3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0" style:display-name="Titre 4 3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0" style:display-name="Total 3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0" style:display-name="Vérification 3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0" style:display-name="常规_Sheet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0" style:display-name="常规_Sheet1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0" style:display-name="常规_新发现语言调查表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0" style:display-name="常规_新发现语言调查表_1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0" style:display-name="常规_新发现语言调查表_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0" style:display-name="常规_新发现语言调查表_3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0" style:display-name="常规_新发现语言调查表_4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1" style:display-name="20 % - Accent1 3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1" style:display-name="2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1" style:display-name="20 % - Accent3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1" style:display-name="20 % - Accent4 3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1" style:display-name="2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1" style:display-name="2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1" style:display-name="40 % - Accent1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1" style:display-name="40 % - Accent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1" style:display-name="40 % - Accent3 3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1" style:display-name="40 % - Accent4 3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1" style:display-name="40 % - Accent5 3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1" style:display-name="40 % - Accent6 3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1" style:display-name="60 % - Accent1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1" style:display-name="60 % - 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1" style:display-name="60 % - 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1" style:display-name="60 % - Accent4 3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1" style:display-name="60 % - Accent5 3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1" style:display-name="60 % - Accent6 3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1" style:display-name="Accent1 3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1" style:display-name="Accent2 3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1" style:display-name="Accent3 3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1" style:display-name="Accent4 3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1" style:display-name="Accent5 3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1" style:display-name="Accent6 3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1" style:display-name="Avertissement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1" style:display-name="Calcul 3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1" style:display-name="Cellule liée 3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1" style:display-name="Commentaire 3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1" style:display-name="Entrée 3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1" style:display-name="Insatisfaisant 3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1" style:display-name="Neutre 3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1" style:display-name="Satisfaisant 3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1" style:display-name="Sortie 3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1" style:display-name="Texte explicatif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2" style:display-name="Titre 3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1" style:display-name="Titre 1 3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1" style:display-name="Titre 2 3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1" style:display-name="Titre 3 3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1" style:display-name="Titre 4 3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1" style:display-name="Total 3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1" style:display-name="Vérification 3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1" style:display-name="常规_Sheet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1" style:display-name="常规_Sheet1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1" style:display-name="常规_新发现语言调查表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1" style:display-name="常规_新发现语言调查表_1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1" style:display-name="常规_新发现语言调查表_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1" style:display-name="常规_新发现语言调查表_3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1" style:display-name="常规_新发现语言调查表_4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2" style:display-name="20 % - Accent1 3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2" style:display-name="2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2" style:display-name="20 % - Accent3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2" style:display-name="20 % - Accent4 3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2" style:display-name="2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2" style:display-name="2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2" style:display-name="40 % - Accent1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2" style:display-name="40 % - Accent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2" style:display-name="40 % - Accent3 3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2" style:display-name="40 % - Accent4 3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2" style:display-name="40 % - Accent5 3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2" style:display-name="40 % - Accent6 3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2" style:display-name="60 % - Accent1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2" style:display-name="60 % - 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2" style:display-name="60 % - 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2" style:display-name="60 % - Accent4 3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2" style:display-name="60 % - Accent5 3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2" style:display-name="60 % - Accent6 3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2" style:display-name="Accent1 3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2" style:display-name="Accent2 3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2" style:display-name="Accent3 3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2" style:display-name="Accent4 3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2" style:display-name="Accent5 3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2" style:display-name="Accent6 3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2" style:display-name="Avertissement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2" style:display-name="Calcul 3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2" style:display-name="Cellule liée 3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2" style:display-name="Commentaire 3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2" style:display-name="Entrée 3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2" style:display-name="Insatisfaisant 3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2" style:display-name="Neutre 3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2" style:display-name="Satisfaisant 3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2" style:display-name="Sortie 3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2" style:display-name="Texte explicatif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3" style:display-name="Titre 3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2" style:display-name="Titre 1 3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2" style:display-name="Titre 2 3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2" style:display-name="Titre 3 3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2" style:display-name="Titre 4 3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2" style:display-name="Total 3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2" style:display-name="Vérification 3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2" style:display-name="常规_Sheet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2" style:display-name="常规_Sheet1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2" style:display-name="常规_新发现语言调查表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2" style:display-name="常规_新发现语言调查表_1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2" style:display-name="常规_新发现语言调查表_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2" style:display-name="常规_新发现语言调查表_3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2" style:display-name="常规_新发现语言调查表_4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3" style:display-name="20 % - Accent1 3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3" style:display-name="2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3" style:display-name="20 % - Accent3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3" style:display-name="20 % - Accent4 3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3" style:display-name="2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3" style:display-name="2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3" style:display-name="40 % - Accent1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3" style:display-name="40 % - Accent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3" style:display-name="40 % - Accent3 3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3" style:display-name="40 % - Accent4 3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3" style:display-name="40 % - Accent5 3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3" style:display-name="40 % - Accent6 3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3" style:display-name="60 % - Accent1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3" style:display-name="60 % - 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3" style:display-name="60 % - 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3" style:display-name="60 % - Accent4 3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3" style:display-name="60 % - Accent5 3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3" style:display-name="60 % - Accent6 3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3" style:display-name="Accent1 3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3" style:display-name="Accent2 3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3" style:display-name="Accent3 3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3" style:display-name="Accent4 3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3" style:display-name="Accent5 3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3" style:display-name="Accent6 3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3" style:display-name="Avertissement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3" style:display-name="Calcul 3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3" style:display-name="Cellule liée 3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3" style:display-name="Commentaire 3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3" style:display-name="Entrée 3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3" style:display-name="Insatisfaisant 3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3" style:display-name="Neutre 3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3" style:display-name="Satisfaisant 3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3" style:display-name="Sortie 3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3" style:display-name="Texte explicatif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4" style:display-name="Titre 3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3" style:display-name="Titre 1 3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3" style:display-name="Titre 2 3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3" style:display-name="Titre 3 3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3" style:display-name="Titre 4 3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3" style:display-name="Total 3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3" style:display-name="Vérification 3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3" style:display-name="常规_Sheet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3" style:display-name="常规_Sheet1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3" style:display-name="常规_新发现语言调查表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3" style:display-name="常规_新发现语言调查表_1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3" style:display-name="常规_新发现语言调查表_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3" style:display-name="常规_新发现语言调查表_3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3" style:display-name="常规_新发现语言调查表_4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4" style:display-name="20 % - Accent1 3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4" style:display-name="2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4" style:display-name="20 % - Accent3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4" style:display-name="20 % - Accent4 3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4" style:display-name="2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4" style:display-name="2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4" style:display-name="40 % - Accent1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4" style:display-name="40 % - Accent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4" style:display-name="40 % - Accent3 3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4" style:display-name="40 % - Accent4 3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4" style:display-name="40 % - Accent5 3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4" style:display-name="40 % - Accent6 3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4" style:display-name="60 % - Accent1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4" style:display-name="60 % - 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4" style:display-name="60 % - 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4" style:display-name="60 % - Accent4 3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4" style:display-name="60 % - Accent5 3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4" style:display-name="60 % - Accent6 3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4" style:display-name="Accent1 3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4" style:display-name="Accent2 3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4" style:display-name="Accent3 3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4" style:display-name="Accent4 3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4" style:display-name="Accent5 3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4" style:display-name="Accent6 3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4" style:display-name="Avertissement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4" style:display-name="Calcul 3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4" style:display-name="Cellule liée 3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4" style:display-name="Commentaire 3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4" style:display-name="Entrée 3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4" style:display-name="Insatisfaisant 3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4" style:display-name="Neutre 3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4" style:display-name="Satisfaisant 3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4" style:display-name="Sortie 3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4" style:display-name="Texte explicatif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5" style:display-name="Titre 3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4" style:display-name="Titre 1 3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4" style:display-name="Titre 2 3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4" style:display-name="Titre 3 3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4" style:display-name="Titre 4 3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4" style:display-name="Total 3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4" style:display-name="Vérification 3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4" style:display-name="常规_Sheet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4" style:display-name="常规_Sheet1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4" style:display-name="常规_新发现语言调查表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4" style:display-name="常规_新发现语言调查表_1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4" style:display-name="常规_新发现语言调查表_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4" style:display-name="常规_新发现语言调查表_3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4" style:display-name="常规_新发现语言调查表_4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5" style:display-name="20 % - Accent1 3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5" style:display-name="2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5" style:display-name="20 % - Accent3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5" style:display-name="20 % - Accent4 3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5" style:display-name="2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5" style:display-name="2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5" style:display-name="40 % - Accent1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5" style:display-name="40 % - Accent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5" style:display-name="40 % - Accent3 3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5" style:display-name="40 % - Accent4 3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5" style:display-name="40 % - Accent5 3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5" style:display-name="40 % - Accent6 3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5" style:display-name="60 % - Accent1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5" style:display-name="60 % - 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5" style:display-name="60 % - 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5" style:display-name="60 % - Accent4 3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5" style:display-name="60 % - Accent5 3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5" style:display-name="60 % - Accent6 3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5" style:display-name="Accent1 3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5" style:display-name="Accent2 3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5" style:display-name="Accent3 3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5" style:display-name="Accent4 3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5" style:display-name="Accent5 3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5" style:display-name="Accent6 3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5" style:display-name="Avertissement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5" style:display-name="Calcul 3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5" style:display-name="Cellule liée 3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5" style:display-name="Commentaire 3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5" style:display-name="Entrée 3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5" style:display-name="Insatisfaisant 3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5" style:display-name="Neutre 3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5" style:display-name="Satisfaisant 3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5" style:display-name="Sortie 3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5" style:display-name="Texte explicatif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6" style:display-name="Titre 3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5" style:display-name="Titre 1 3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5" style:display-name="Titre 2 3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5" style:display-name="Titre 3 3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5" style:display-name="Titre 4 3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5" style:display-name="Total 3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5" style:display-name="Vérification 3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5" style:display-name="常规_Sheet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5" style:display-name="常规_Sheet1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5" style:display-name="常规_新发现语言调查表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5" style:display-name="常规_新发现语言调查表_1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5" style:display-name="常规_新发现语言调查表_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5" style:display-name="常规_新发现语言调查表_3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5" style:display-name="常规_新发现语言调查表_4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6" style:display-name="20 % - Accent1 3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6" style:display-name="2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6" style:display-name="20 % - Accent3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6" style:display-name="20 % - Accent4 3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6" style:display-name="2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6" style:display-name="2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6" style:display-name="40 % - Accent1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6" style:display-name="40 % - Accent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6" style:display-name="40 % - Accent3 3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6" style:display-name="40 % - Accent4 3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6" style:display-name="40 % - Accent5 3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6" style:display-name="40 % - Accent6 3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6" style:display-name="60 % - Accent1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6" style:display-name="60 % - 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6" style:display-name="60 % - 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6" style:display-name="60 % - Accent4 3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6" style:display-name="60 % - Accent5 3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6" style:display-name="60 % - Accent6 3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6" style:display-name="Accent1 3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6" style:display-name="Accent2 3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6" style:display-name="Accent3 3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6" style:display-name="Accent4 3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6" style:display-name="Accent5 3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6" style:display-name="Accent6 3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6" style:display-name="Avertissement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6" style:display-name="Calcul 3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6" style:display-name="Cellule liée 3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6" style:display-name="Commentaire 3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6" style:display-name="Entrée 3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6" style:display-name="Insatisfaisant 3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6" style:display-name="Neutre 3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6" style:display-name="Satisfaisant 3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6" style:display-name="Sortie 3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6" style:display-name="Texte explicatif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7" style:display-name="Titre 3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6" style:display-name="Titre 1 3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6" style:display-name="Titre 2 3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6" style:display-name="Titre 3 3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6" style:display-name="Titre 4 3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6" style:display-name="Total 3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6" style:display-name="Vérification 3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6" style:display-name="常规_Sheet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6" style:display-name="常规_Sheet1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6" style:display-name="常规_新发现语言调查表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6" style:display-name="常规_新发现语言调查表_1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6" style:display-name="常规_新发现语言调查表_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6" style:display-name="常规_新发现语言调查表_3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6" style:display-name="常规_新发现语言调查表_4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7" style:display-name="20 % - Accent1 3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7" style:display-name="2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7" style:display-name="20 % - Accent3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7" style:display-name="20 % - Accent4 3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7" style:display-name="2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7" style:display-name="2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7" style:display-name="40 % - Accent1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7" style:display-name="40 % - Accent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7" style:display-name="40 % - Accent3 3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7" style:display-name="40 % - Accent4 3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7" style:display-name="40 % - Accent5 3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7" style:display-name="40 % - Accent6 3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7" style:display-name="60 % - Accent1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7" style:display-name="60 % - 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7" style:display-name="60 % - 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7" style:display-name="60 % - Accent4 3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7" style:display-name="60 % - Accent5 3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7" style:display-name="60 % - Accent6 3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7" style:display-name="Accent1 3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7" style:display-name="Accent2 3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7" style:display-name="Accent3 3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7" style:display-name="Accent4 3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7" style:display-name="Accent5 3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7" style:display-name="Accent6 3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7" style:display-name="Avertissement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7" style:display-name="Calcul 3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7" style:display-name="Cellule liée 3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7" style:display-name="Commentaire 3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7" style:display-name="Entrée 3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7" style:display-name="Insatisfaisant 3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7" style:display-name="Neutre 3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7" style:display-name="Satisfaisant 3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7" style:display-name="Sortie 3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7" style:display-name="Texte explicatif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8" style:display-name="Titre 3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7" style:display-name="Titre 1 3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7" style:display-name="Titre 2 3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7" style:display-name="Titre 3 3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7" style:display-name="Titre 4 3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7" style:display-name="Total 3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7" style:display-name="Vérification 3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7" style:display-name="常规_Sheet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7" style:display-name="常规_Sheet1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7" style:display-name="常规_新发现语言调查表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7" style:display-name="常规_新发现语言调查表_1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7" style:display-name="常规_新发现语言调查表_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7" style:display-name="常规_新发现语言调查表_3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7" style:display-name="常规_新发现语言调查表_4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8" style:display-name="20 % - Accent1 3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8" style:display-name="2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8" style:display-name="20 % - Accent3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8" style:display-name="20 % - Accent4 3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8" style:display-name="2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8" style:display-name="2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8" style:display-name="40 % - Accent1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8" style:display-name="40 % - Accent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8" style:display-name="40 % - Accent3 3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8" style:display-name="40 % - Accent4 3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8" style:display-name="40 % - Accent5 3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8" style:display-name="40 % - Accent6 3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8" style:display-name="60 % - Accent1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8" style:display-name="60 % - 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8" style:display-name="60 % - 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8" style:display-name="60 % - Accent4 3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8" style:display-name="60 % - Accent5 3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8" style:display-name="60 % - Accent6 3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8" style:display-name="Accent1 3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8" style:display-name="Accent2 3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8" style:display-name="Accent3 3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8" style:display-name="Accent4 3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8" style:display-name="Accent5 3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8" style:display-name="Accent6 3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8" style:display-name="Avertissement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8" style:display-name="Calcul 3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8" style:display-name="Cellule liée 3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8" style:display-name="Commentaire 3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8" style:display-name="Entrée 3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8" style:display-name="Insatisfaisant 3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8" style:display-name="Neutre 3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8" style:display-name="Satisfaisant 3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8" style:display-name="Sortie 3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8" style:display-name="Texte explicatif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9" style:display-name="Titre 3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8" style:display-name="Titre 1 3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8" style:display-name="Titre 2 3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8" style:display-name="Titre 3 3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8" style:display-name="Titre 4 3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8" style:display-name="Total 3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8" style:display-name="Vérification 3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8" style:display-name="常规_Sheet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8" style:display-name="常规_Sheet1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8" style:display-name="常规_新发现语言调查表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8" style:display-name="常规_新发现语言调查表_1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8" style:display-name="常规_新发现语言调查表_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8" style:display-name="常规_新发现语言调查表_3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8" style:display-name="常规_新发现语言调查表_4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39" style:display-name="20 % - Accent1 39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9" style:display-name="2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9" style:display-name="20 % - Accent3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9" style:display-name="20 % - Accent4 39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9" style:display-name="2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9" style:display-name="2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9" style:display-name="40 % - Accent1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9" style:display-name="40 % - Accent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9" style:display-name="40 % - Accent3 39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9" style:display-name="40 % - Accent4 39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9" style:display-name="40 % - Accent5 39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9" style:display-name="40 % - Accent6 39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9" style:display-name="60 % - Accent1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9" style:display-name="60 % - 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9" style:display-name="60 % - 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9" style:display-name="60 % - Accent4 39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9" style:display-name="60 % - Accent5 39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9" style:display-name="60 % - Accent6 39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9" style:display-name="Accent1 39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9" style:display-name="Accent2 39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9" style:display-name="Accent3 39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9" style:display-name="Accent4 39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9" style:display-name="Accent5 39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9" style:display-name="Accent6 39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9" style:display-name="Avertissement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9" style:display-name="Calcul 39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9" style:display-name="Cellule liée 39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9" style:display-name="Commentaire 39" style:family="table-cell" style:parent-style-name="Default">
      <style:table-cell-properties fo:background-color="#ffffc0" style:diagonal-bl-tr="none" style:diagonal-tl-br="none" fo:border="0.035cm solid #c0c0c0"/>
    </style:style>
    <style:style style:name="Entrée_20_39" style:display-name="Entrée 39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9" style:display-name="Insatisfaisant 39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9" style:display-name="Neutre 39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9" style:display-name="Satisfaisant 39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9" style:display-name="Sortie 39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9" style:display-name="Texte explicatif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0" style:display-name="Titre 40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9" style:display-name="Titre 1 39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9" style:display-name="Titre 2 39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9" style:display-name="Titre 3 39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9" style:display-name="Titre 4 39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9" style:display-name="Total 39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9" style:display-name="Vérification 39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9" style:display-name="常规_Sheet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39" style:display-name="常规_Sheet1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39" style:display-name="常规_新发现语言调查表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39" style:display-name="常规_新发现语言调查表_1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39" style:display-name="常规_新发现语言调查表_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39" style:display-name="常规_新发现语言调查表_3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39" style:display-name="常规_新发现语言调查表_4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0" style:display-name="20 % - Accent1 40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0" style:display-name="2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0" style:display-name="20 % - Accent3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0" style:display-name="20 % - Accent4 40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0" style:display-name="2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0" style:display-name="2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0" style:display-name="40 % - Accent1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0" style:display-name="40 % - Accent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0" style:display-name="40 % - Accent3 40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0" style:display-name="40 % - Accent4 40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0" style:display-name="40 % - Accent5 40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0" style:display-name="40 % - Accent6 40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0" style:display-name="60 % - Accent1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0" style:display-name="60 % - 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0" style:display-name="60 % - 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0" style:display-name="60 % - Accent4 40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0" style:display-name="60 % - Accent5 40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0" style:display-name="60 % - Accent6 40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0" style:display-name="Accent1 40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0" style:display-name="Accent2 40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0" style:display-name="Accent3 40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0" style:display-name="Accent4 40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0" style:display-name="Accent5 40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0" style:display-name="Accent6 40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0" style:display-name="Avertissement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0" style:display-name="Calcul 40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0" style:display-name="Cellule liée 40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0" style:display-name="Commentaire 40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0" style:display-name="Entrée 40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0" style:display-name="Insatisfaisant 40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0" style:display-name="Neutre 40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0" style:display-name="Satisfaisant 40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0" style:display-name="Sortie 40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0" style:display-name="Texte explicatif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1" style:display-name="Titre 4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0" style:display-name="Titre 1 40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0" style:display-name="Titre 2 40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0" style:display-name="Titre 3 40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0" style:display-name="Titre 4 40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0" style:display-name="Total 40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0" style:display-name="Vérification 40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0" style:display-name="常规_Sheet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0" style:display-name="常规_Sheet1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0" style:display-name="常规_新发现语言调查表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0" style:display-name="常规_新发现语言调查表_1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0" style:display-name="常规_新发现语言调查表_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0" style:display-name="常规_新发现语言调查表_3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0" style:display-name="常规_新发现语言调查表_4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1" style:display-name="20 % - Accent1 4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1" style:display-name="2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1" style:display-name="20 % - Accent3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1" style:display-name="20 % - Accent4 41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1" style:display-name="2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1" style:display-name="2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1" style:display-name="40 % - Accent1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1" style:display-name="40 % - Accent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1" style:display-name="40 % - Accent3 41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1" style:display-name="40 % - Accent4 41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1" style:display-name="40 % - Accent5 4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1" style:display-name="40 % - Accent6 41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1" style:display-name="60 % - Accent1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1" style:display-name="60 % - 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1" style:display-name="60 % - 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1" style:display-name="60 % - Accent4 41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1" style:display-name="60 % - Accent5 41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1" style:display-name="60 % - Accent6 41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1" style:display-name="Accent1 41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1" style:display-name="Accent2 41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1" style:display-name="Accent3 41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1" style:display-name="Accent4 41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1" style:display-name="Accent5 41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1" style:display-name="Accent6 41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1" style:display-name="Avertissement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1" style:display-name="Calcul 41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1" style:display-name="Cellule liée 41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1" style:display-name="Commentaire 41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1" style:display-name="Entrée 41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1" style:display-name="Insatisfaisant 41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1" style:display-name="Neutre 41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1" style:display-name="Satisfaisant 41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1" style:display-name="Sortie 41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1" style:display-name="Texte explicatif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2" style:display-name="Titre 4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1" style:display-name="Titre 1 41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1" style:display-name="Titre 2 41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1" style:display-name="Titre 3 41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1" style:display-name="Titre 4 4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1" style:display-name="Total 41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1" style:display-name="Vérification 41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1" style:display-name="常规_Sheet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1" style:display-name="常规_Sheet1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1" style:display-name="常规_新发现语言调查表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1" style:display-name="常规_新发现语言调查表_1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1" style:display-name="常规_新发现语言调查表_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1" style:display-name="常规_新发现语言调查表_3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1" style:display-name="常规_新发现语言调查表_4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2" style:display-name="20 % - Accent1 42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2" style:display-name="2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2" style:display-name="20 % - Accent3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2" style:display-name="20 % - Accent4 42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2" style:display-name="2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2" style:display-name="2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2" style:display-name="40 % - Accent1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2" style:display-name="40 % - Accent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2" style:display-name="40 % - Accent3 42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2" style:display-name="40 % - Accent4 42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2" style:display-name="40 % - Accent5 42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2" style:display-name="40 % - Accent6 42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2" style:display-name="60 % - Accent1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2" style:display-name="60 % - 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2" style:display-name="60 % - 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2" style:display-name="60 % - Accent4 42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2" style:display-name="60 % - Accent5 42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2" style:display-name="60 % - Accent6 42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2" style:display-name="Accent1 42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2" style:display-name="Accent2 42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2" style:display-name="Accent3 42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2" style:display-name="Accent4 42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2" style:display-name="Accent5 42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2" style:display-name="Accent6 42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2" style:display-name="Avertissement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2" style:display-name="Calcul 42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2" style:display-name="Cellule liée 42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2" style:display-name="Commentaire 42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2" style:display-name="Entrée 42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2" style:display-name="Insatisfaisant 42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2" style:display-name="Neutre 42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2" style:display-name="Satisfaisant 42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2" style:display-name="Sortie 42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2" style:display-name="Texte explicatif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3" style:display-name="Titre 4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2" style:display-name="Titre 1 42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2" style:display-name="Titre 2 42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2" style:display-name="Titre 3 42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2" style:display-name="Titre 4 4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2" style:display-name="Total 42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2" style:display-name="Vérification 42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2" style:display-name="常规_Sheet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2" style:display-name="常规_Sheet1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2" style:display-name="常规_新发现语言调查表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2" style:display-name="常规_新发现语言调查表_1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2" style:display-name="常规_新发现语言调查表_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2" style:display-name="常规_新发现语言调查表_3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2" style:display-name="常规_新发现语言调查表_4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3" style:display-name="20 % - Accent1 43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3" style:display-name="2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3" style:display-name="20 % - Accent3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3" style:display-name="20 % - Accent4 43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3" style:display-name="2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3" style:display-name="2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3" style:display-name="40 % - Accent1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3" style:display-name="40 % - Accent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3" style:display-name="40 % - Accent3 4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3" style:display-name="40 % - Accent4 43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3" style:display-name="40 % - Accent5 43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3" style:display-name="40 % - Accent6 4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3" style:display-name="60 % - Accent1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3" style:display-name="60 % - 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3" style:display-name="60 % - 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3" style:display-name="60 % - Accent4 43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3" style:display-name="60 % - Accent5 43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3" style:display-name="60 % - Accent6 43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3" style:display-name="Accent1 43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3" style:display-name="Accent2 43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3" style:display-name="Accent3 43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3" style:display-name="Accent4 43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3" style:display-name="Accent5 43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3" style:display-name="Accent6 43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3" style:display-name="Avertissement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3" style:display-name="Calcul 43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3" style:display-name="Cellule liée 43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3" style:display-name="Commentaire 43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3" style:display-name="Entrée 43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3" style:display-name="Insatisfaisant 43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3" style:display-name="Neutre 43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3" style:display-name="Satisfaisant 43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3" style:display-name="Sortie 43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3" style:display-name="Texte explicatif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4" style:display-name="Titre 4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3" style:display-name="Titre 1 43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3" style:display-name="Titre 2 43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3" style:display-name="Titre 3 43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3" style:display-name="Titre 4 4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3" style:display-name="Total 43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3" style:display-name="Vérification 43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3" style:display-name="常规_Sheet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3" style:display-name="常规_Sheet1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3" style:display-name="常规_新发现语言调查表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3" style:display-name="常规_新发现语言调查表_1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3" style:display-name="常规_新发现语言调查表_2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3" style:display-name="常规_新发现语言调查表_3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3" style:display-name="常规_新发现语言调查表_4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4" style:display-name="20 % - Accent1 44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4" style:display-name="2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4" style:display-name="20 % - Accent3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4" style:display-name="20 % - Accent4 4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4" style:display-name="2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4" style:display-name="2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4" style:display-name="40 % - Accent1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4" style:display-name="40 % - Accent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4" style:display-name="40 % - Accent3 4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4" style:display-name="40 % - Accent4 4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4" style:display-name="40 % - Accent5 44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4" style:display-name="40 % - Accent6 44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4" style:display-name="60 % - Accent1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4" style:display-name="60 % - 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4" style:display-name="60 % - 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4" style:display-name="60 % - Accent4 44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4" style:display-name="60 % - Accent5 44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4" style:display-name="60 % - Accent6 44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4" style:display-name="Accent1 44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4" style:display-name="Accent2 44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4" style:display-name="Accent3 44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4" style:display-name="Accent4 44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4" style:display-name="Accent5 44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4" style:display-name="Accent6 44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4" style:display-name="Avertissement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4" style:display-name="Calcul 44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4" style:display-name="Cellule liée 44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4" style:display-name="Commentaire 44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4" style:display-name="Entrée 44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4" style:display-name="Insatisfaisant 44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4" style:display-name="Neutre 44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4" style:display-name="Satisfaisant 44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4" style:display-name="Sortie 44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4" style:display-name="Texte explicatif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5" style:display-name="Titre 4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4" style:display-name="Titre 1 44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4" style:display-name="Titre 2 44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4" style:display-name="Titre 3 44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4" style:display-name="Titre 4 4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4" style:display-name="Total 44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4" style:display-name="Vérification 44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4" style:display-name="常规_Sheet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4" style:display-name="常规_Sheet1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4" style:display-name="常规_新发现语言调查表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4" style:display-name="常规_新发现语言调查表_1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4" style:display-name="常规_新发现语言调查表_2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4" style:display-name="常规_新发现语言调查表_3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4" style:display-name="常规_新发现语言调查表_4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5" style:display-name="20 % - Accent1 45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5" style:display-name="2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5" style:display-name="20 % - Accent3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5" style:display-name="20 % - Accent4 45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5" style:display-name="2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5" style:display-name="2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5" style:display-name="40 % - Accent1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5" style:display-name="40 % - Accent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5" style:display-name="40 % - Accent3 45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5" style:display-name="40 % - Accent4 45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5" style:display-name="40 % - Accent5 4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5" style:display-name="40 % - Accent6 45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5" style:display-name="60 % - Accent1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5" style:display-name="60 % - 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5" style:display-name="60 % - 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5" style:display-name="60 % - Accent4 45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5" style:display-name="60 % - Accent5 45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5" style:display-name="60 % - Accent6 45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5" style:display-name="Accent1 45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5" style:display-name="Accent2 45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5" style:display-name="Accent3 45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5" style:display-name="Accent4 45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5" style:display-name="Accent5 45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5" style:display-name="Accent6 45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5" style:display-name="Avertissement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5" style:display-name="Calcul 45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5" style:display-name="Cellule liée 45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5" style:display-name="Commentaire 45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5" style:display-name="Entrée 45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5" style:display-name="Insatisfaisant 45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5" style:display-name="Neutre 45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5" style:display-name="Satisfaisant 45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5" style:display-name="Sortie 45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5" style:display-name="Texte explicatif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6" style:display-name="Titre 4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5" style:display-name="Titre 1 45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5" style:display-name="Titre 2 45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5" style:display-name="Titre 3 45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5" style:display-name="Titre 4 4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5" style:display-name="Total 45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5" style:display-name="Vérification 45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5" style:display-name="常规_Sheet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5" style:display-name="常规_Sheet1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5" style:display-name="常规_新发现语言调查表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5" style:display-name="常规_新发现语言调查表_1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5" style:display-name="常规_新发现语言调查表_2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5" style:display-name="常规_新发现语言调查表_3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5" style:display-name="常规_新发现语言调查表_4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6" style:display-name="20 % - Accent1 46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6" style:display-name="2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6" style:display-name="20 % - Accent3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6" style:display-name="20 % - Accent4 46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6" style:display-name="2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6" style:display-name="2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6" style:display-name="40 % - Accent1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6" style:display-name="40 % - Accent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6" style:display-name="40 % - Accent3 4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6" style:display-name="40 % - Accent4 46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6" style:display-name="40 % - Accent5 46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6" style:display-name="40 % - Accent6 4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6" style:display-name="60 % - Accent1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6" style:display-name="60 % - 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6" style:display-name="60 % - 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6" style:display-name="60 % - Accent4 46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6" style:display-name="60 % - Accent5 46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6" style:display-name="60 % - Accent6 46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6" style:display-name="Accent1 46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6" style:display-name="Accent2 46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6" style:display-name="Accent3 46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6" style:display-name="Accent4 46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6" style:display-name="Accent5 46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6" style:display-name="Accent6 46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6" style:display-name="Avertissement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6" style:display-name="Calcul 46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6" style:display-name="Cellule liée 46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6" style:display-name="Commentaire 46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6" style:display-name="Entrée 46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6" style:display-name="Insatisfaisant 46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6" style:display-name="Neutre 46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6" style:display-name="Satisfaisant 46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6" style:display-name="Sortie 46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6" style:display-name="Texte explicatif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7" style:display-name="Titre 4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6" style:display-name="Titre 1 46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6" style:display-name="Titre 2 46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6" style:display-name="Titre 3 46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6" style:display-name="Titre 4 4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6" style:display-name="Total 46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6" style:display-name="Vérification 46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6" style:display-name="常规_Sheet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6" style:display-name="常规_Sheet1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6" style:display-name="常规_新发现语言调查表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6" style:display-name="常规_新发现语言调查表_1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6" style:display-name="常规_新发现语言调查表_2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6" style:display-name="常规_新发现语言调查表_3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6" style:display-name="常规_新发现语言调查表_4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7" style:display-name="20 % - Accent1 47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7" style:display-name="2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7" style:display-name="20 % - Accent3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7" style:display-name="20 % - Accent4 47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7" style:display-name="2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7" style:display-name="2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7" style:display-name="40 % - Accent1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7" style:display-name="40 % - Accent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7" style:display-name="40 % - Accent3 47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7" style:display-name="40 % - Accent4 47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7" style:display-name="40 % - Accent5 47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7" style:display-name="40 % - Accent6 47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7" style:display-name="60 % - Accent1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7" style:display-name="60 % - 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7" style:display-name="60 % - 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7" style:display-name="60 % - Accent4 47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7" style:display-name="60 % - Accent5 47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7" style:display-name="60 % - Accent6 47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7" style:display-name="Accent1 47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7" style:display-name="Accent2 47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7" style:display-name="Accent3 47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7" style:display-name="Accent4 47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7" style:display-name="Accent5 47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7" style:display-name="Accent6 47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7" style:display-name="Avertissement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7" style:display-name="Calcul 47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7" style:display-name="Cellule liée 47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7" style:display-name="Commentaire 47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7" style:display-name="Entrée 47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7" style:display-name="Insatisfaisant 47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7" style:display-name="Neutre 47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7" style:display-name="Satisfaisant 47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7" style:display-name="Sortie 47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7" style:display-name="Texte explicatif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8" style:display-name="Titre 48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7" style:display-name="Titre 1 47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7" style:display-name="Titre 2 47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7" style:display-name="Titre 3 47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7" style:display-name="Titre 4 4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7" style:display-name="Total 47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7" style:display-name="Vérification 47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7" style:display-name="常规_Sheet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7" style:display-name="常规_Sheet1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7" style:display-name="常规_新发现语言调查表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7" style:display-name="常规_新发现语言调查表_1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7" style:display-name="常规_新发现语言调查表_2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7" style:display-name="常规_新发现语言调查表_3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7" style:display-name="常规_新发现语言调查表_4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_32_0_a0__25__20_-_20_Accent1_20_48" style:display-name="20 % - Accent1 48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8" style:display-name="2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8" style:display-name="20 % - Accent3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8" style:display-name="20 % - Accent4 48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8" style:display-name="2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8" style:display-name="2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8" style:display-name="40 % - Accent1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8" style:display-name="40 % - Accent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8" style:display-name="40 % - Accent3 48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8" style:display-name="40 % - Accent4 48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8" style:display-name="40 % - Accent5 48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8" style:display-name="40 % - Accent6 48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8" style:display-name="60 % - Accent1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8" style:display-name="60 % - 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8" style:display-name="60 % - 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8" style:display-name="60 % - Accent4 48" style:family="table-cell" style:parent-style-name="Default">
      <style:table-cell-properties fo:background-color="#cc9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8" style:display-name="60 % - Accent5 48" style:family="table-cell" style:parent-style-name="Default">
      <style:table-cell-properties fo:background-color="#a0e0e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8" style:display-name="60 % - Accent6 48" style:family="table-cell" style:parent-style-name="Default">
      <style:table-cell-properties fo:background-color="#ff808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8" style:display-name="Accent1 48" style:family="table-cell" style:parent-style-name="Default">
      <style:table-cell-properties fo:background-color="#3333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8" style:display-name="Accent2 48" style:family="table-cell" style:parent-style-name="Default">
      <style:table-cell-properties fo:background-color="#996666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8" style:display-name="Accent3 48" style:family="table-cell" style:parent-style-name="Default">
      <style:table-cell-properties fo:background-color="#999933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8" style:display-name="Accent4 48" style:family="table-cell" style:parent-style-name="Default">
      <style:table-cell-properties fo:background-color="#666699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8" style:display-name="Accent5 48" style:family="table-cell" style:parent-style-name="Default">
      <style:table-cell-properties fo:background-color="#33cccc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8" style:display-name="Accent6 48" style:family="table-cell" style:parent-style-name="Default">
      <style:table-cell-properties fo:background-color="#ff0000"/>
      <style:text-properties fo:color="#a0e0e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8" style:display-name="Avertissement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8" style:display-name="Calcul 48" style:family="table-cell" style:parent-style-name="Default">
      <style:table-cell-properties fo:background-color="#ffffff" style:diagonal-bl-tr="none" style:diagonal-tl-br="none" fo:border="0.035cm solid #80808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8" style:display-name="Cellule liée 48" style:family="table-cell" style:parent-style-name="Default">
      <style:table-cell-properties fo:border-bottom="0.105cm double #ff0000" style:border-line-width-bottom="0.035cm 0.035cm 0.035cm" style:diagonal-bl-tr="none" style:diagonal-tl-br="none" fo:border-left="none" fo:border-right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8" style:display-name="Commentaire 48" style:family="table-cell" style:parent-style-name="Default">
      <style:table-cell-properties fo:background-color="#ffffc0" style:diagonal-bl-tr="none" style:diagonal-tl-br="none" fo:border="0.035cm solid #c0c0c0"/>
    </style:style>
    <style:style style:name="Entrée_20_48" style:display-name="Entrée 48" style:family="table-cell" style:parent-style-name="Default">
      <style:table-cell-properties fo:background-color="#ffff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8" style:display-name="Insatisfaisant 48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8" style:display-name="Neutre 48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8" style:display-name="Satisfaisant 48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8" style:display-name="Sortie 48" style:family="table-cell" style:parent-style-name="Default">
      <style:table-cell-properties fo:background-color="#ffffff" style:diagonal-bl-tr="none" style:diagonal-tl-br="none" fo:border="0.035cm solid #424242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8" style:display-name="Texte explicatif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9" style:display-name="Titre 49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8" style:display-name="Titre 1 48" style:family="table-cell" style:parent-style-name="Default">
      <style:table-cell-properties fo:border-bottom="0.141cm solid #3333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8" style:display-name="Titre 2 48" style:family="table-cell" style:parent-style-name="Default">
      <style:table-cell-properties fo:border-bottom="0.141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8" style:display-name="Titre 3 48" style:family="table-cell" style:parent-style-name="Default">
      <style:table-cell-properties fo:border-bottom="0.088cm solid #a0e0e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8" style:display-name="Titre 4 4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8" style:display-name="Total 48" style:family="table-cell" style:parent-style-name="Default">
      <style:table-cell-properties fo:border-bottom="0.105cm double #3333cc" style:border-line-width-bottom="0.035cm 0.035cm 0.035cm" style:diagonal-bl-tr="none" style:diagonal-tl-br="none" fo:border-left="none" fo:border-right="none" fo:border-top="0.035cm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8" style:display-name="Vérification 48" style:family="table-cell" style:parent-style-name="Default">
      <style:table-cell-properties fo:background-color="#969696" style:diagonal-bl-tr="none" style:diagonal-tl-br="none" fo:border="0.105cm double #424242" style:border-line-width="0.035cm 0.035cm 0.035cm"/>
      <style:text-properties fo:color="#a0e0e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8" style:display-name="常规_Sheet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Sheet1_5f_4_20_48" style:display-name="常规_Sheet1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常规_5f_新发现语言调查表_20_48" style:display-name="常规_新发现语言调查表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9pt" fo:font-style="normal" fo:text-shadow="none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常规_5f_新发现语言调查表_5f_1_20_48" style:display-name="常规_新发现语言调查表_1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2_20_48" style:display-name="常规_新发现语言调查表_2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3_20_48" style:display-name="常规_新发现语言调查表_3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5f_新发现语言调查表_5f_4_20_48" style:display-name="常规_新发现语言调查表_4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1.27cm" fo:margin-left="1.993cm" fo:margin-right="1.993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6/07/2015</text:date>, <text:time>11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新发现语言调查表" style:display-name="PageStyle_新发现语言调查表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" style:display-name="PageStyle_新发现语言调查表 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" style:display-name="PageStyle_新发现语言调查表 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" style:display-name="PageStyle_新发现语言调查表 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" style:display-name="PageStyle_新发现语言调查表 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5" style:display-name="PageStyle_新发现语言调查表 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6" style:display-name="PageStyle_新发现语言调查表 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7" style:display-name="PageStyle_新发现语言调查表 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8" style:display-name="PageStyle_新发现语言调查表 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9" style:display-name="PageStyle_新发现语言调查表 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0" style:display-name="PageStyle_新发现语言调查表 1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1" style:display-name="PageStyle_新发现语言调查表 1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2" style:display-name="PageStyle_新发现语言调查表 1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3" style:display-name="PageStyle_新发现语言调查表 1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4" style:display-name="PageStyle_新发现语言调查表 1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5" style:display-name="PageStyle_新发现语言调查表 1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6" style:display-name="PageStyle_新发现语言调查表 1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7" style:display-name="PageStyle_新发现语言调查表 1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8" style:display-name="PageStyle_新发现语言调查表 1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19" style:display-name="PageStyle_新发现语言调查表 1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0" style:display-name="PageStyle_新发现语言调查表 2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1" style:display-name="PageStyle_新发现语言调查表 2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2" style:display-name="PageStyle_新发现语言调查表 2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3" style:display-name="PageStyle_新发现语言调查表 2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4" style:display-name="PageStyle_新发现语言调查表 2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5" style:display-name="PageStyle_新发现语言调查表 2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6" style:display-name="PageStyle_新发现语言调查表 2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7" style:display-name="PageStyle_新发现语言调查表 2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8" style:display-name="PageStyle_新发现语言调查表 2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29" style:display-name="PageStyle_新发现语言调查表 2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0" style:display-name="PageStyle_新发现语言调查表 3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1" style:display-name="PageStyle_新发现语言调查表 3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2" style:display-name="PageStyle_新发现语言调查表 3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3" style:display-name="PageStyle_新发现语言调查表 3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4" style:display-name="PageStyle_新发现语言调查表 3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5" style:display-name="PageStyle_新发现语言调查表 3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6" style:display-name="PageStyle_新发现语言调查表 3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7" style:display-name="PageStyle_新发现语言调查表 3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8" style:display-name="PageStyle_新发现语言调查表 3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39" style:display-name="PageStyle_新发现语言调查表 39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0" style:display-name="PageStyle_新发现语言调查表 40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1" style:display-name="PageStyle_新发现语言调查表 41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2" style:display-name="PageStyle_新发现语言调查表 42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3" style:display-name="PageStyle_新发现语言调查表 4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4" style:display-name="PageStyle_新发现语言调查表 44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5" style:display-name="PageStyle_新发现语言调查表 45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6" style:display-name="PageStyle_新发现语言调查表 46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7" style:display-name="PageStyle_新发现语言调查表 47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  <style:master-page style:name="PageStyle_5f_新发现语言调查表_20_48" style:display-name="PageStyle_新发现语言调查表 48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center>
        <style:region-right>
          <text:p><text:span text:style-name="MT1"><text:date style:data-style-name="N2" text:date-value="2015-07-06">06/07/2015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6-30T15:45:31.13</meta:creation-date>
    <dc:date>2015-07-06T11:47:06.43</dc:date>
    <meta:editing-duration>PT04H17M37S</meta:editing-duration>
    <meta:editing-cycles>105</meta:editing-cycles>
    <meta:generator>OpenOffice.org/3.0$Win32 OpenOffice.org_project/300m15$Build-9379</meta:generator>
    <meta:document-statistic meta:table-count="3" meta:cell-count="854" meta:object-count="0"/>
    <meta:user-defined meta:name="Info 1"/>
    <meta:user-defined meta:name="Info 2"/>
    <meta:user-defined meta:name="Info 3"/>
    <meta:user-defined meta:name="Info 4"/>
  </office:meta>
</office:document-meta>
</file>